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 style:cell-protect="protecte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Région</text:p>
          </table:table-cell>
          <table:table-cell office:value-type="string" table:style-name="ce2">
            <text:p>Département</text:p>
          </table:table-cell>
          <table:table-cell office:value-type="string" table:style-name="ce2">
            <text:p>COMMUNE</text:p>
          </table:table-cell>
          <table:table-cell office:value-type="string" table:style-name="ce2">
            <text:p>POPULATIO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GOREE</text:p>
          </table:table-cell>
          <table:table-cell office:value-type="float" office:value="1691" table:style-name="ce3">
            <text:p>16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DAKAR-PLATEAU</text:p>
          </table:table-cell>
          <table:table-cell office:value-type="float" office:value="34951" table:style-name="ce3">
            <text:p>349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MEDINA</text:p>
          </table:table-cell>
          <table:table-cell office:value-type="float" office:value="82544" table:style-name="ce3">
            <text:p>825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GUEULE TAPEE -FASS-COLOBANE</text:p>
          </table:table-cell>
          <table:table-cell office:value-type="float" office:value="59227" table:style-name="ce3">
            <text:p>592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FANN/POINT E/ AMITIE</text:p>
          </table:table-cell>
          <table:table-cell office:value-type="float" office:value="20115" table:style-name="ce3">
            <text:p>20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GRAND DAKAR</text:p>
          </table:table-cell>
          <table:table-cell office:value-type="float" office:value="47334" table:style-name="ce3">
            <text:p>473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BISCUITERIE</text:p>
          </table:table-cell>
          <table:table-cell office:value-type="float" office:value="74025" table:style-name="ce3">
            <text:p>74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HLM</text:p>
          </table:table-cell>
          <table:table-cell office:value-type="float" office:value="42975" table:style-name="ce3">
            <text:p>429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HANN/ BEL AIR</text:p>
          </table:table-cell>
          <table:table-cell office:value-type="float" office:value="86908" table:style-name="ce3">
            <text:p>869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SICAP LIBERTE</text:p>
          </table:table-cell>
          <table:table-cell office:value-type="float" office:value="41079" table:style-name="ce3">
            <text:p>410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DIEUPPEUL DERKLE</text:p>
          </table:table-cell>
          <table:table-cell office:value-type="float" office:value="38725" table:style-name="ce3">
            <text:p>38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OUAKAM</text:p>
          </table:table-cell>
          <table:table-cell office:value-type="float" office:value="100541" table:style-name="ce3">
            <text:p>1005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N’GOR</text:p>
          </table:table-cell>
          <table:table-cell office:value-type="float" office:value="17706" table:style-name="ce3">
            <text:p>177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YOFF</text:p>
          </table:table-cell>
          <table:table-cell office:value-type="float" office:value="119351" table:style-name="ce3">
            <text:p>1193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MERMOZ/ SACRE -COEUR</text:p>
          </table:table-cell>
          <table:table-cell office:value-type="float" office:value="38598" table:style-name="ce3">
            <text:p>385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GRAND YOFF</text:p>
          </table:table-cell>
          <table:table-cell office:value-type="float" office:value="186775" table:style-name="ce3">
            <text:p>1867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PATTE D’OIE</text:p>
          </table:table-cell>
          <table:table-cell office:value-type="float" office:value="46821" table:style-name="ce3">
            <text:p>468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PARCELLES ASSAINIES</text:p>
          </table:table-cell>
          <table:table-cell office:value-type="float" office:value="167671" table:style-name="ce3">
            <text:p>1676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DAKAR</text:p>
          </table:table-cell>
          <table:table-cell office:value-type="string" table:style-name="ce3">
            <text:p>CAMBERENE</text:p>
          </table:table-cell>
          <table:table-cell office:value-type="float" office:value="71432" table:style-name="ce3">
            <text:p>714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PIKINE</text:p>
          </table:table-cell>
          <table:table-cell office:value-type="string" table:style-name="ce3">
            <text:p>PIKINE OUEST</text:p>
          </table:table-cell>
          <table:table-cell office:value-type="float" office:value="57240" table:style-name="ce3">
            <text:p>57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PIKINE</text:p>
          </table:table-cell>
          <table:table-cell office:value-type="string" table:style-name="ce3">
            <text:p>PIKINE EST</text:p>
          </table:table-cell>
          <table:table-cell office:value-type="float" office:value="32717" table:style-name="ce3">
            <text:p>327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PIKINE</text:p>
          </table:table-cell>
          <table:table-cell office:value-type="string" table:style-name="ce3">
            <text:p>PIKINE SUD</text:p>
          </table:table-cell>
          <table:table-cell office:value-type="float" office:value="49088" table:style-name="ce3">
            <text:p>490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PIKINE</text:p>
          </table:table-cell>
          <table:table-cell office:value-type="string" table:style-name="ce3">
            <text:p>DALIFORD</text:p>
          </table:table-cell>
          <table:table-cell office:value-type="float" office:value="39096" table:style-name="ce3">
            <text:p>390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PIKINE</text:p>
          </table:table-cell>
          <table:table-cell office:value-type="string" table:style-name="ce3">
            <text:p>DJIDAH THIAROYE KAO</text:p>
          </table:table-cell>
          <table:table-cell office:value-type="float" office:value="100128" table:style-name="ce3">
            <text:p>1001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PIKINE</text:p>
          </table:table-cell>
          <table:table-cell office:value-type="string" table:style-name="ce3">
            <text:p>GUINAW RAIL NORD</text:p>
          </table:table-cell>
          <table:table-cell office:value-type="float" office:value="30303" table:style-name="ce3">
            <text:p>303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PIKINE</text:p>
          </table:table-cell>
          <table:table-cell office:value-type="string" table:style-name="ce3">
            <text:p>GUINAW RAIL SUD</text:p>
          </table:table-cell>
          <table:table-cell office:value-type="float" office:value="40185" table:style-name="ce3">
            <text:p>401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PIKINE</text:p>
          </table:table-cell>
          <table:table-cell office:value-type="string" table:style-name="ce3">
            <text:p>THIAROYE /MER</text:p>
          </table:table-cell>
          <table:table-cell office:value-type="float" office:value="61079" table:style-name="ce3">
            <text:p>610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PIKINE</text:p>
          </table:table-cell>
          <table:table-cell office:value-type="string" table:style-name="ce3">
            <text:p>DIACK SAO</text:p>
          </table:table-cell>
          <table:table-cell office:value-type="float" office:value="40892" table:style-name="ce3">
            <text:p>408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PIKINE</text:p>
          </table:table-cell>
          <table:table-cell office:value-type="string" table:style-name="ce3">
            <text:p>DIAMAGUENE/SICAP M’BAO</text:p>
          </table:table-cell>
          <table:table-cell office:value-type="float" office:value="139376" table:style-name="ce3">
            <text:p>1393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PIKINE</text:p>
          </table:table-cell>
          <table:table-cell office:value-type="string" table:style-name="ce3">
            <text:p>THIAROYE GARE</text:p>
          </table:table-cell>
          <table:table-cell office:value-type="float" office:value="25037" table:style-name="ce3">
            <text:p>250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PIKINE</text:p>
          </table:table-cell>
          <table:table-cell office:value-type="string" table:style-name="ce3">
            <text:p>M’BAO</text:p>
          </table:table-cell>
          <table:table-cell office:value-type="float" office:value="149456" table:style-name="ce3">
            <text:p>1494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RUFISQUE</text:p>
          </table:table-cell>
          <table:table-cell office:value-type="string" table:style-name="ce3">
            <text:p>RUFISQUE NORD</text:p>
          </table:table-cell>
          <table:table-cell office:value-type="float" office:value="126253" table:style-name="ce3">
            <text:p>1262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RUFISQUE</text:p>
          </table:table-cell>
          <table:table-cell office:value-type="string" table:style-name="ce3">
            <text:p>RUFISQUE <text:s/>EST</text:p>
          </table:table-cell>
          <table:table-cell office:value-type="float" office:value="84754" table:style-name="ce3">
            <text:p>847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RUFISQUE</text:p>
          </table:table-cell>
          <table:table-cell office:value-type="string" table:style-name="ce3">
            <text:p>RUFISQUE OUEST</text:p>
          </table:table-cell>
          <table:table-cell office:value-type="float" office:value="84452" table:style-name="ce3">
            <text:p>844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RUFISQUE</text:p>
          </table:table-cell>
          <table:table-cell office:value-type="string" table:style-name="ce3">
            <text:p>COM. BARGNY</text:p>
          </table:table-cell>
          <table:table-cell office:value-type="float" office:value="69242" table:style-name="ce3">
            <text:p>692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RUFISQUE</text:p>
          </table:table-cell>
          <table:table-cell office:value-type="string" table:style-name="ce3">
            <text:p>COM. SENDOU</text:p>
          </table:table-cell>
          <table:table-cell office:value-type="float" office:value="4045" table:style-name="ce3">
            <text:p>40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RUFISQUE</text:p>
          </table:table-cell>
          <table:table-cell office:value-type="string" table:style-name="ce3">
            <text:p>YENE</text:p>
          </table:table-cell>
          <table:table-cell office:value-type="float" office:value="34892" table:style-name="ce3">
            <text:p>348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RUFISQUE</text:p>
          </table:table-cell>
          <table:table-cell office:value-type="string" table:style-name="ce3">
            <text:p>DIAMNIADIO</text:p>
          </table:table-cell>
          <table:table-cell office:value-type="float" office:value="47759" table:style-name="ce3">
            <text:p>477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RUFISQUE</text:p>
          </table:table-cell>
          <table:table-cell office:value-type="string" table:style-name="ce3">
            <text:p>SEBIKOTANE</text:p>
          </table:table-cell>
          <table:table-cell office:value-type="float" office:value="42839" table:style-name="ce3">
            <text:p>428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RUFISQUE</text:p>
          </table:table-cell>
          <table:table-cell office:value-type="string" table:style-name="ce3">
            <text:p>BAMBYLOR</text:p>
          </table:table-cell>
          <table:table-cell office:value-type="float" office:value="61100" table:style-name="ce3">
            <text:p>61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RUFISQUE</text:p>
          </table:table-cell>
          <table:table-cell office:value-type="string" table:style-name="ce3">
            <text:p>TIVAOUANE PEULH-NIAGHA</text:p>
          </table:table-cell>
          <table:table-cell office:value-type="float" office:value="152043" table:style-name="ce3">
            <text:p>1520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RUFISQUE</text:p>
          </table:table-cell>
          <table:table-cell office:value-type="string" table:style-name="ce3">
            <text:p>SANGALKAM</text:p>
          </table:table-cell>
          <table:table-cell office:value-type="float" office:value="110958" table:style-name="ce3">
            <text:p>1109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GUEDIAWAYE</text:p>
          </table:table-cell>
          <table:table-cell office:value-type="string" table:style-name="ce3">
            <text:p>GOLF SUD</text:p>
          </table:table-cell>
          <table:table-cell office:value-type="float" office:value="114069" table:style-name="ce3">
            <text:p>1140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GUEDIAWAYE</text:p>
          </table:table-cell>
          <table:table-cell office:value-type="string" table:style-name="ce3">
            <text:p>SAM <text:s/>NOTAIRE</text:p>
          </table:table-cell>
          <table:table-cell office:value-type="float" office:value="80566" table:style-name="ce3">
            <text:p>805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GUEDIAWAYE</text:p>
          </table:table-cell>
          <table:table-cell office:value-type="string" table:style-name="ce3">
            <text:p>N’DIAREME LIMAMOULAYE</text:p>
          </table:table-cell>
          <table:table-cell office:value-type="float" office:value="36024" table:style-name="ce3">
            <text:p>360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GUEDIAWAYE</text:p>
          </table:table-cell>
          <table:table-cell office:value-type="string" table:style-name="ce3">
            <text:p>WAKHINANE NIMZATT</text:p>
          </table:table-cell>
          <table:table-cell office:value-type="float" office:value="105461" table:style-name="ce3">
            <text:p>1054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GUEDIAWAYE</text:p>
          </table:table-cell>
          <table:table-cell office:value-type="string" table:style-name="ce3">
            <text:p>MEDINA GOUNASS</text:p>
          </table:table-cell>
          <table:table-cell office:value-type="float" office:value="36588" table:style-name="ce3">
            <text:p>365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KEUR MASSAR</text:p>
          </table:table-cell>
          <table:table-cell office:value-type="string" table:style-name="ce3">
            <text:p>YEUMBEUL NORD</text:p>
          </table:table-cell>
          <table:table-cell office:value-type="float" office:value="204375" table:style-name="ce3">
            <text:p>204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KEUR MASSAR</text:p>
          </table:table-cell>
          <table:table-cell office:value-type="string" table:style-name="ce3">
            <text:p>YEUMBEUL SUD</text:p>
          </table:table-cell>
          <table:table-cell office:value-type="float" office:value="108069" table:style-name="ce3">
            <text:p>1080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KEUR MASSAR</text:p>
          </table:table-cell>
          <table:table-cell office:value-type="string" table:style-name="ce3">
            <text:p>MALIKA</text:p>
          </table:table-cell>
          <table:table-cell office:value-type="float" office:value="56707" table:style-name="ce3">
            <text:p>567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KEUR MASSAR</text:p>
          </table:table-cell>
          <table:table-cell office:value-type="string" table:style-name="ce3">
            <text:p>KEUR MASSAR NORD</text:p>
          </table:table-cell>
          <table:table-cell office:value-type="float" office:value="224765" table:style-name="ce3">
            <text:p>2247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KEUR MASSAR</text:p>
          </table:table-cell>
          <table:table-cell office:value-type="string" table:style-name="ce3">
            <text:p>JAXAAY-PARCELLES</text:p>
          </table:table-cell>
          <table:table-cell office:value-type="float" office:value="71036" table:style-name="ce3">
            <text:p>710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KAR</text:p>
          </table:table-cell>
          <table:table-cell office:value-type="string" table:style-name="ce3">
            <text:p>KEUR MASSAR</text:p>
          </table:table-cell>
          <table:table-cell office:value-type="string" table:style-name="ce3">
            <text:p>KEUR MASSAR SUD</text:p>
          </table:table-cell>
          <table:table-cell office:value-type="float" office:value="105362" table:style-name="ce3">
            <text:p>1053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COM. BIGNONA</text:p>
          </table:table-cell>
          <table:table-cell office:value-type="float" office:value="28642" table:style-name="ce3">
            <text:p>286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COM. THIONCK-ESSYL</text:p>
          </table:table-cell>
          <table:table-cell office:value-type="float" office:value="8961" table:style-name="ce3">
            <text:p>89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DJIBIDIONE</text:p>
          </table:table-cell>
          <table:table-cell office:value-type="float" office:value="8859" table:style-name="ce3">
            <text:p>88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OULAMPANE</text:p>
          </table:table-cell>
          <table:table-cell office:value-type="float" office:value="14909" table:style-name="ce3">
            <text:p>149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SINDIAN</text:p>
          </table:table-cell>
          <table:table-cell office:value-type="float" office:value="11676" table:style-name="ce3">
            <text:p>116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SUELLE</text:p>
          </table:table-cell>
          <table:table-cell office:value-type="float" office:value="9174" table:style-name="ce3">
            <text:p>91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BALINGORE</text:p>
          </table:table-cell>
          <table:table-cell office:value-type="float" office:value="5513" table:style-name="ce3">
            <text:p>55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DIEGOUNE</text:p>
          </table:table-cell>
          <table:table-cell office:value-type="float" office:value="7534" table:style-name="ce3">
            <text:p>75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KARTHIACK</text:p>
          </table:table-cell>
          <table:table-cell office:value-type="float" office:value="7962" table:style-name="ce3">
            <text:p>79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MANGAGOULACK</text:p>
          </table:table-cell>
          <table:table-cell office:value-type="float" office:value="8503" table:style-name="ce3">
            <text:p>85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MLOMP</text:p>
          </table:table-cell>
          <table:table-cell office:value-type="float" office:value="3128" table:style-name="ce3">
            <text:p>31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COUBALAN</text:p>
          </table:table-cell>
          <table:table-cell office:value-type="float" office:value="12156" table:style-name="ce3">
            <text:p>121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NIAMONE</text:p>
          </table:table-cell>
          <table:table-cell office:value-type="float" office:value="8785" table:style-name="ce3">
            <text:p>87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OUONCK</text:p>
          </table:table-cell>
          <table:table-cell office:value-type="float" office:value="10914" table:style-name="ce3">
            <text:p>109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TENGHORY</text:p>
          </table:table-cell>
          <table:table-cell office:value-type="float" office:value="39509" table:style-name="ce3">
            <text:p>395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DJINAKI</text:p>
          </table:table-cell>
          <table:table-cell office:value-type="float" office:value="19580" table:style-name="ce3">
            <text:p>195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KAFOUNTINE</text:p>
          </table:table-cell>
          <table:table-cell office:value-type="float" office:value="41590" table:style-name="ce3">
            <text:p>415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KATABA I</text:p>
          </table:table-cell>
          <table:table-cell office:value-type="float" office:value="31996" table:style-name="ce3">
            <text:p>319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BIGNONA</text:p>
          </table:table-cell>
          <table:table-cell office:value-type="string" table:style-name="ce3">
            <text:p>COM. DIOULOULOU</text:p>
          </table:table-cell>
          <table:table-cell office:value-type="float" office:value="8109" table:style-name="ce3">
            <text:p>81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OUSSOUYE</text:p>
          </table:table-cell>
          <table:table-cell office:value-type="string" table:style-name="ce3">
            <text:p>COM. OUSSOUYE</text:p>
          </table:table-cell>
          <table:table-cell office:value-type="float" office:value="5705" table:style-name="ce3">
            <text:p>5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OUSSOUYE</text:p>
          </table:table-cell>
          <table:table-cell office:value-type="string" table:style-name="ce3">
            <text:p>DJEMBERING</text:p>
          </table:table-cell>
          <table:table-cell office:value-type="float" office:value="25902" table:style-name="ce3">
            <text:p>259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OUSSOUYE</text:p>
          </table:table-cell>
          <table:table-cell office:value-type="string" table:style-name="ce3">
            <text:p>SANTHIABA MANJACQUE</text:p>
          </table:table-cell>
          <table:table-cell office:value-type="float" office:value="3041" table:style-name="ce3">
            <text:p>30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OUSSOUYE</text:p>
          </table:table-cell>
          <table:table-cell office:value-type="string" table:style-name="ce3">
            <text:p>MLOMP</text:p>
          </table:table-cell>
          <table:table-cell office:value-type="float" office:value="11426" table:style-name="ce3">
            <text:p>114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OUSSOUYE</text:p>
          </table:table-cell>
          <table:table-cell office:value-type="string" table:style-name="ce3">
            <text:p>OUKOUT</text:p>
          </table:table-cell>
          <table:table-cell office:value-type="float" office:value="8493" table:style-name="ce3">
            <text:p>84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ZIGUINCHOR</text:p>
          </table:table-cell>
          <table:table-cell office:value-type="string" table:style-name="ce3">
            <text:p>COM. ZIGUINCHOR</text:p>
          </table:table-cell>
          <table:table-cell office:value-type="float" office:value="214874" table:style-name="ce3">
            <text:p>2148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ZIGUINCHOR</text:p>
          </table:table-cell>
          <table:table-cell office:value-type="string" table:style-name="ce3">
            <text:p>ADEANE</text:p>
          </table:table-cell>
          <table:table-cell office:value-type="float" office:value="19728" table:style-name="ce3">
            <text:p>197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ZIGUINCHOR</text:p>
          </table:table-cell>
          <table:table-cell office:value-type="string" table:style-name="ce3">
            <text:p>BOUTOUPA CAMARACOUNDA</text:p>
          </table:table-cell>
          <table:table-cell office:value-type="float" office:value="8682" table:style-name="ce3">
            <text:p>86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ZIGUINCHOR</text:p>
          </table:table-cell>
          <table:table-cell office:value-type="string" table:style-name="ce3">
            <text:p>NIAGUIS</text:p>
          </table:table-cell>
          <table:table-cell office:value-type="float" office:value="21671" table:style-name="ce3">
            <text:p>216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ZIGUINCHOR</text:p>
          </table:table-cell>
          <table:table-cell office:value-type="string" table:style-name="ce3">
            <text:p>ENAMPORE</text:p>
          </table:table-cell>
          <table:table-cell office:value-type="float" office:value="4877" table:style-name="ce3">
            <text:p>48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ZIGUINCHOR</text:p>
          </table:table-cell>
          <table:table-cell office:value-type="string" table:style-name="ce3">
            <text:p>ZIGUINCHOR</text:p>
          </table:table-cell>
          <table:table-cell office:value-type="string" table:style-name="ce3">
            <text:p>NYASSIA</text:p>
          </table:table-cell>
          <table:table-cell office:value-type="float" office:value="5669" table:style-name="ce3">
            <text:p>56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BAMBEY</text:p>
          </table:table-cell>
          <table:table-cell office:value-type="string" table:style-name="ce3">
            <text:p>COM. BAMBEY</text:p>
          </table:table-cell>
          <table:table-cell office:value-type="float" office:value="37374" table:style-name="ce3">
            <text:p>373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BAMBEY</text:p>
          </table:table-cell>
          <table:table-cell office:value-type="string" table:style-name="ce3">
            <text:p>BABA GARAGE</text:p>
          </table:table-cell>
          <table:table-cell office:value-type="float" office:value="18305" table:style-name="ce3">
            <text:p>18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BAMBEY</text:p>
          </table:table-cell>
          <table:table-cell office:value-type="string" table:style-name="ce3">
            <text:p>DINGUIRAYE</text:p>
          </table:table-cell>
          <table:table-cell office:value-type="float" office:value="11881" table:style-name="ce3">
            <text:p>118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BAMBEY</text:p>
          </table:table-cell>
          <table:table-cell office:value-type="string" table:style-name="ce3">
            <text:p>KEUR SAMBA KANE</text:p>
          </table:table-cell>
          <table:table-cell office:value-type="float" office:value="21036" table:style-name="ce3">
            <text:p>210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BAMBEY</text:p>
          </table:table-cell>
          <table:table-cell office:value-type="string" table:style-name="ce3">
            <text:p>GAWANE</text:p>
          </table:table-cell>
          <table:table-cell office:value-type="float" office:value="19907" table:style-name="ce3">
            <text:p>199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BAMBEY</text:p>
          </table:table-cell>
          <table:table-cell office:value-type="string" table:style-name="ce3">
            <text:p>LAMBAYE</text:p>
          </table:table-cell>
          <table:table-cell office:value-type="float" office:value="30486" table:style-name="ce3">
            <text:p>304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BAMBEY</text:p>
          </table:table-cell>
          <table:table-cell office:value-type="string" table:style-name="ce3">
            <text:p>N’GOGOM</text:p>
          </table:table-cell>
          <table:table-cell office:value-type="float" office:value="40948" table:style-name="ce3">
            <text:p>409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BAMBEY</text:p>
          </table:table-cell>
          <table:table-cell office:value-type="string" table:style-name="ce3">
            <text:p>REFANE</text:p>
          </table:table-cell>
          <table:table-cell office:value-type="float" office:value="39955" table:style-name="ce3">
            <text:p>399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BAMBEY</text:p>
          </table:table-cell>
          <table:table-cell office:value-type="string" table:style-name="ce3">
            <text:p>DANGALMA</text:p>
          </table:table-cell>
          <table:table-cell office:value-type="float" office:value="44398" table:style-name="ce3">
            <text:p>443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BAMBEY</text:p>
          </table:table-cell>
          <table:table-cell office:value-type="string" table:style-name="ce3">
            <text:p>N’DONDOL</text:p>
          </table:table-cell>
          <table:table-cell office:value-type="float" office:value="25843" table:style-name="ce3">
            <text:p>258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BAMBEY</text:p>
          </table:table-cell>
          <table:table-cell office:value-type="string" table:style-name="ce3">
            <text:p>N’GOYE</text:p>
          </table:table-cell>
          <table:table-cell office:value-type="float" office:value="54238" table:style-name="ce3">
            <text:p>542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BAMBEY</text:p>
          </table:table-cell>
          <table:table-cell office:value-type="string" table:style-name="ce3">
            <text:p>THIAKAR</text:p>
          </table:table-cell>
          <table:table-cell office:value-type="float" office:value="32096" table:style-name="ce3">
            <text:p>320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DIOURBEL</text:p>
          </table:table-cell>
          <table:table-cell office:value-type="string" table:style-name="ce3">
            <text:p>COM. DIOURBEL</text:p>
          </table:table-cell>
          <table:table-cell office:value-type="float" office:value="157554" table:style-name="ce3">
            <text:p>1575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DIOURBEL</text:p>
          </table:table-cell>
          <table:table-cell office:value-type="string" table:style-name="ce3">
            <text:p>DANKH <text:s/>SENE</text:p>
          </table:table-cell>
          <table:table-cell office:value-type="float" office:value="12410" table:style-name="ce3">
            <text:p>12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DIOURBEL</text:p>
          </table:table-cell>
          <table:table-cell office:value-type="string" table:style-name="ce3">
            <text:p>GADE ESCALE</text:p>
          </table:table-cell>
          <table:table-cell office:value-type="float" office:value="4521" table:style-name="ce3">
            <text:p>45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DIOURBEL</text:p>
          </table:table-cell>
          <table:table-cell office:value-type="string" table:style-name="ce3">
            <text:p>N’DINDY</text:p>
          </table:table-cell>
          <table:table-cell office:value-type="float" office:value="17326" table:style-name="ce3">
            <text:p>173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DIOURBEL</text:p>
          </table:table-cell>
          <table:table-cell office:value-type="string" table:style-name="ce3">
            <text:p>KEUR N’GALGOU</text:p>
          </table:table-cell>
          <table:table-cell office:value-type="float" office:value="9760" table:style-name="ce3">
            <text:p>97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DIOURBEL</text:p>
          </table:table-cell>
          <table:table-cell office:value-type="string" table:style-name="ce3">
            <text:p>TAIBA MOUTOUPHA</text:p>
          </table:table-cell>
          <table:table-cell office:value-type="float" office:value="13890" table:style-name="ce3">
            <text:p>138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DIOURBEL</text:p>
          </table:table-cell>
          <table:table-cell office:value-type="string" table:style-name="ce3">
            <text:p>TOUBA LAPPE</text:p>
          </table:table-cell>
          <table:table-cell office:value-type="float" office:value="5127" table:style-name="ce3">
            <text:p>51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DIOURBEL</text:p>
          </table:table-cell>
          <table:table-cell office:value-type="string" table:style-name="ce3">
            <text:p>N’DOULO</text:p>
          </table:table-cell>
          <table:table-cell office:value-type="float" office:value="14820" table:style-name="ce3">
            <text:p>14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DIOURBEL</text:p>
          </table:table-cell>
          <table:table-cell office:value-type="string" table:style-name="ce3">
            <text:p>N’GOHE</text:p>
          </table:table-cell>
          <table:table-cell office:value-type="float" office:value="40758" table:style-name="ce3">
            <text:p>407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DIOURBEL</text:p>
          </table:table-cell>
          <table:table-cell office:value-type="string" table:style-name="ce3">
            <text:p>PATAR</text:p>
          </table:table-cell>
          <table:table-cell office:value-type="float" office:value="26656" table:style-name="ce3">
            <text:p>266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DIOURBEL</text:p>
          </table:table-cell>
          <table:table-cell office:value-type="string" table:style-name="ce3">
            <text:p>TOCKY GARE</text:p>
          </table:table-cell>
          <table:table-cell office:value-type="float" office:value="24821" table:style-name="ce3">
            <text:p>248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DIOURBEL</text:p>
          </table:table-cell>
          <table:table-cell office:value-type="string" table:style-name="ce3">
            <text:p>TOURE M’BONDE</text:p>
          </table:table-cell>
          <table:table-cell office:value-type="float" office:value="16466" table:style-name="ce3">
            <text:p>164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M’BACKE</text:p>
          </table:table-cell>
          <table:table-cell office:value-type="string" table:style-name="ce3">
            <text:p>COM. M’BACKE</text:p>
          </table:table-cell>
          <table:table-cell office:value-type="float" office:value="101451" table:style-name="ce3">
            <text:p>1014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M’BACKE</text:p>
          </table:table-cell>
          <table:table-cell office:value-type="string" table:style-name="ce3">
            <text:p>DENDEYE GOUYE GUI</text:p>
          </table:table-cell>
          <table:table-cell office:value-type="float" office:value="7061" table:style-name="ce3">
            <text:p>70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M’BACKE</text:p>
          </table:table-cell>
          <table:table-cell office:value-type="string" table:style-name="ce3">
            <text:p>DAROU SALAM <text:s/>TYP</text:p>
          </table:table-cell>
          <table:table-cell office:value-type="float" office:value="7245" table:style-name="ce3">
            <text:p>7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M’BACKE</text:p>
          </table:table-cell>
          <table:table-cell office:value-type="string" table:style-name="ce3">
            <text:p>KAEL</text:p>
          </table:table-cell>
          <table:table-cell office:value-type="float" office:value="7144" table:style-name="ce3">
            <text:p>71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M’BACKE</text:p>
          </table:table-cell>
          <table:table-cell office:value-type="string" table:style-name="ce3">
            <text:p>MADINA</text:p>
          </table:table-cell>
          <table:table-cell office:value-type="float" office:value="8763" table:style-name="ce3">
            <text:p>87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M’BACKE</text:p>
          </table:table-cell>
          <table:table-cell office:value-type="string" table:style-name="ce3">
            <text:p>N’DIOUMANE <text:s/>T. THIEKENE</text:p>
          </table:table-cell>
          <table:table-cell office:value-type="float" office:value="6651" table:style-name="ce3">
            <text:p>66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M’BACKE</text:p>
          </table:table-cell>
          <table:table-cell office:value-type="string" table:style-name="ce3">
            <text:p>TOUBA <text:s/>M’BOUL</text:p>
          </table:table-cell>
          <table:table-cell office:value-type="float" office:value="13231" table:style-name="ce3">
            <text:p>132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M’BACKE</text:p>
          </table:table-cell>
          <table:table-cell office:value-type="string" table:style-name="ce3">
            <text:p>DAROU NAHIM</text:p>
          </table:table-cell>
          <table:table-cell office:value-type="float" office:value="2942" table:style-name="ce3">
            <text:p>29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M’BACKE</text:p>
          </table:table-cell>
          <table:table-cell office:value-type="string" table:style-name="ce3">
            <text:p>TAIBA TIECKENE</text:p>
          </table:table-cell>
          <table:table-cell office:value-type="float" office:value="2465" table:style-name="ce3">
            <text:p>24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M’BACKE</text:p>
          </table:table-cell>
          <table:table-cell office:value-type="string" table:style-name="ce3">
            <text:p>DALLA N’GABOU</text:p>
          </table:table-cell>
          <table:table-cell office:value-type="float" office:value="12609" table:style-name="ce3">
            <text:p>126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M’BACKE</text:p>
          </table:table-cell>
          <table:table-cell office:value-type="string" table:style-name="ce3">
            <text:p>MISSIRAH</text:p>
          </table:table-cell>
          <table:table-cell office:value-type="float" office:value="8416" table:style-name="ce3">
            <text:p>84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M’BACKE</text:p>
          </table:table-cell>
          <table:table-cell office:value-type="string" table:style-name="ce3">
            <text:p>N’GHAYE</text:p>
          </table:table-cell>
          <table:table-cell office:value-type="float" office:value="6777" table:style-name="ce3">
            <text:p>67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M’BACKE</text:p>
          </table:table-cell>
          <table:table-cell office:value-type="string" table:style-name="ce3">
            <text:p>TOUBA FALL</text:p>
          </table:table-cell>
          <table:table-cell office:value-type="float" office:value="11500" table:style-name="ce3">
            <text:p>115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M’BACKE</text:p>
          </table:table-cell>
          <table:table-cell office:value-type="string" table:style-name="ce3">
            <text:p>TOUBA MOSQUEE</text:p>
          </table:table-cell>
          <table:table-cell office:value-type="float" office:value="1120824" table:style-name="ce3">
            <text:p>11208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M’BACKE</text:p>
          </table:table-cell>
          <table:table-cell office:value-type="string" table:style-name="ce3">
            <text:p>SADIO</text:p>
          </table:table-cell>
          <table:table-cell office:value-type="float" office:value="24444" table:style-name="ce3">
            <text:p>244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OURBEL</text:p>
          </table:table-cell>
          <table:table-cell office:value-type="string" table:style-name="ce3">
            <text:p>M’BACKE</text:p>
          </table:table-cell>
          <table:table-cell office:value-type="string" table:style-name="ce3">
            <text:p>TAÏF</text:p>
          </table:table-cell>
          <table:table-cell office:value-type="float" office:value="18233" table:style-name="ce3">
            <text:p>182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DAGANA</text:p>
          </table:table-cell>
          <table:table-cell office:value-type="string" table:style-name="ce3">
            <text:p>COM. DAGANA</text:p>
          </table:table-cell>
          <table:table-cell office:value-type="float" office:value="26568" table:style-name="ce3">
            <text:p>265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DAGANA</text:p>
          </table:table-cell>
          <table:table-cell office:value-type="string" table:style-name="ce3">
            <text:p>COM. RICHARD-TOLL</text:p>
          </table:table-cell>
          <table:table-cell office:value-type="float" office:value="73147" table:style-name="ce3">
            <text:p>731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DAGANA</text:p>
          </table:table-cell>
          <table:table-cell office:value-type="string" table:style-name="ce3">
            <text:p>MBANE</text:p>
          </table:table-cell>
          <table:table-cell office:value-type="float" office:value="40754" table:style-name="ce3">
            <text:p>407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DAGANA</text:p>
          </table:table-cell>
          <table:table-cell office:value-type="string" table:style-name="ce3">
            <text:p>BOKHOL</text:p>
          </table:table-cell>
          <table:table-cell office:value-type="float" office:value="22651" table:style-name="ce3">
            <text:p>226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DAGANA</text:p>
          </table:table-cell>
          <table:table-cell office:value-type="string" table:style-name="ce3">
            <text:p>COM. GAE</text:p>
          </table:table-cell>
          <table:table-cell office:value-type="float" office:value="12296" table:style-name="ce3">
            <text:p>122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DAGANA</text:p>
          </table:table-cell>
          <table:table-cell office:value-type="string" table:style-name="ce3">
            <text:p>COM. NDOMBO SANDJIRY</text:p>
          </table:table-cell>
          <table:table-cell office:value-type="float" office:value="6180" table:style-name="ce3">
            <text:p>6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DAGANA</text:p>
          </table:table-cell>
          <table:table-cell office:value-type="string" table:style-name="ce3">
            <text:p>DIAMA</text:p>
          </table:table-cell>
          <table:table-cell office:value-type="float" office:value="48498" table:style-name="ce3">
            <text:p>484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DAGANA</text:p>
          </table:table-cell>
          <table:table-cell office:value-type="string" table:style-name="ce3">
            <text:p>NGNITH</text:p>
          </table:table-cell>
          <table:table-cell office:value-type="float" office:value="32709" table:style-name="ce3">
            <text:p>327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DAGANA</text:p>
          </table:table-cell>
          <table:table-cell office:value-type="string" table:style-name="ce3">
            <text:p>RONKH</text:p>
          </table:table-cell>
          <table:table-cell office:value-type="float" office:value="27736" table:style-name="ce3">
            <text:p>277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DAGANA</text:p>
          </table:table-cell>
          <table:table-cell office:value-type="string" table:style-name="ce3">
            <text:p>COM. ROSS-BETHIO</text:p>
          </table:table-cell>
          <table:table-cell office:value-type="float" office:value="16225" table:style-name="ce3">
            <text:p>16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DAGANA</text:p>
          </table:table-cell>
          <table:table-cell office:value-type="string" table:style-name="ce3">
            <text:p>COM. ROSSO-SENEGAL</text:p>
          </table:table-cell>
          <table:table-cell office:value-type="float" office:value="22299" table:style-name="ce3">
            <text:p>222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COM. PODOR</text:p>
          </table:table-cell>
          <table:table-cell office:value-type="float" office:value="12512" table:style-name="ce3">
            <text:p>125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COM. NDIOUM</text:p>
          </table:table-cell>
          <table:table-cell office:value-type="float" office:value="20270" table:style-name="ce3">
            <text:p>202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MEDINA NDIATHBE</text:p>
          </table:table-cell>
          <table:table-cell office:value-type="float" office:value="41491" table:style-name="ce3">
            <text:p>414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DOUNGA-LAO</text:p>
          </table:table-cell>
          <table:table-cell office:value-type="float" office:value="43611" table:style-name="ce3">
            <text:p>436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MERY</text:p>
          </table:table-cell>
          <table:table-cell office:value-type="float" office:value="22731" table:style-name="ce3">
            <text:p>227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COM. AERE LAO</text:p>
          </table:table-cell>
          <table:table-cell office:value-type="float" office:value="14384" table:style-name="ce3">
            <text:p>143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COM. GOLLERE</text:p>
          </table:table-cell>
          <table:table-cell office:value-type="float" office:value="7124" table:style-name="ce3">
            <text:p>71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COM. MBOUMBA</text:p>
          </table:table-cell>
          <table:table-cell office:value-type="float" office:value="5457" table:style-name="ce3">
            <text:p>54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COM. WALALDE</text:p>
          </table:table-cell>
          <table:table-cell office:value-type="float" office:value="4387" table:style-name="ce3">
            <text:p>438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BOKE DIALLOUBE</text:p>
          </table:table-cell>
          <table:table-cell office:value-type="float" office:value="39506" table:style-name="ce3">
            <text:p>395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MBOLO BIRANE</text:p>
          </table:table-cell>
          <table:table-cell office:value-type="float" office:value="31102" table:style-name="ce3">
            <text:p>311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COM. GALOYA TOUCOULEUR</text:p>
          </table:table-cell>
          <table:table-cell office:value-type="float" office:value="6501" table:style-name="ce3">
            <text:p>650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COM. PETE</text:p>
          </table:table-cell>
          <table:table-cell office:value-type="float" office:value="4835" table:style-name="ce3">
            <text:p>4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FANAYE</text:p>
          </table:table-cell>
          <table:table-cell office:value-type="float" office:value="48174" table:style-name="ce3">
            <text:p>481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NDIAYENE PENDAO</text:p>
          </table:table-cell>
          <table:table-cell office:value-type="float" office:value="34012" table:style-name="ce3">
            <text:p>340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COM. NDIANDANE</text:p>
          </table:table-cell>
          <table:table-cell office:value-type="float" office:value="6769" table:style-name="ce3">
            <text:p>67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DODEL</text:p>
          </table:table-cell>
          <table:table-cell office:value-type="float" office:value="46316" table:style-name="ce3">
            <text:p>463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GAMADJI SARE</text:p>
          </table:table-cell>
          <table:table-cell office:value-type="float" office:value="29971" table:style-name="ce3">
            <text:p>299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GUEDE VILLAGE</text:p>
          </table:table-cell>
          <table:table-cell office:value-type="float" office:value="52678" table:style-name="ce3">
            <text:p>526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COM. BODE LAO</text:p>
          </table:table-cell>
          <table:table-cell office:value-type="float" office:value="3760" table:style-name="ce3">
            <text:p>37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COM. DEMETTE</text:p>
          </table:table-cell>
          <table:table-cell office:value-type="float" office:value="3414" table:style-name="ce3">
            <text:p>34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PODOR</text:p>
          </table:table-cell>
          <table:table-cell office:value-type="string" table:style-name="ce3">
            <text:p>COM. GUEDE CHANTIER</text:p>
          </table:table-cell>
          <table:table-cell office:value-type="float" office:value="7002" table:style-name="ce3">
            <text:p>70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SAINT LOUIS</text:p>
          </table:table-cell>
          <table:table-cell office:value-type="string" table:style-name="ce3">
            <text:p>COM. SAINT LOUIS</text:p>
          </table:table-cell>
          <table:table-cell office:value-type="float" office:value="254171" table:style-name="ce3">
            <text:p>2541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SAINT LOUIS</text:p>
          </table:table-cell>
          <table:table-cell office:value-type="string" table:style-name="ce3">
            <text:p>GANDON</text:p>
          </table:table-cell>
          <table:table-cell office:value-type="float" office:value="71080" table:style-name="ce3">
            <text:p>71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SAINT LOUIS</text:p>
          </table:table-cell>
          <table:table-cell office:value-type="string" table:style-name="ce3">
            <text:p>FASS NGOM</text:p>
          </table:table-cell>
          <table:table-cell office:value-type="float" office:value="23154" table:style-name="ce3">
            <text:p>231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SAINT LOUIS</text:p>
          </table:table-cell>
          <table:table-cell office:value-type="string" table:style-name="ce3">
            <text:p>N’DIEBENE GANDIOLE</text:p>
          </table:table-cell>
          <table:table-cell office:value-type="float" office:value="27938" table:style-name="ce3">
            <text:p>279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INT-LOUIS</text:p>
          </table:table-cell>
          <table:table-cell office:value-type="string" table:style-name="ce3">
            <text:p>SAINT LOUIS</text:p>
          </table:table-cell>
          <table:table-cell office:value-type="string" table:style-name="ce3">
            <text:p>COM. M’PAL</text:p>
          </table:table-cell>
          <table:table-cell office:value-type="float" office:value="11025" table:style-name="ce3">
            <text:p>1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BAKEL</text:p>
          </table:table-cell>
          <table:table-cell office:value-type="string" table:style-name="ce3">
            <text:p>COM. BAKEL</text:p>
          </table:table-cell>
          <table:table-cell office:value-type="float" office:value="18939" table:style-name="ce3">
            <text:p>189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BAKEL</text:p>
          </table:table-cell>
          <table:table-cell office:value-type="string" table:style-name="ce3">
            <text:p>GATHIARY</text:p>
          </table:table-cell>
          <table:table-cell office:value-type="float" office:value="3973" table:style-name="ce3">
            <text:p>39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BAKEL</text:p>
          </table:table-cell>
          <table:table-cell office:value-type="string" table:style-name="ce3">
            <text:p>MADINA FOULBE</text:p>
          </table:table-cell>
          <table:table-cell office:value-type="float" office:value="3803" table:style-name="ce3">
            <text:p>38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BAKEL</text:p>
          </table:table-cell>
          <table:table-cell office:value-type="string" table:style-name="ce3">
            <text:p>SADATOU</text:p>
          </table:table-cell>
          <table:table-cell office:value-type="float" office:value="17259" table:style-name="ce3">
            <text:p>172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BAKEL</text:p>
          </table:table-cell>
          <table:table-cell office:value-type="string" table:style-name="ce3">
            <text:p>TOUMBOURA</text:p>
          </table:table-cell>
          <table:table-cell office:value-type="float" office:value="5028" table:style-name="ce3">
            <text:p>50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BAKEL</text:p>
          </table:table-cell>
          <table:table-cell office:value-type="string" table:style-name="ce3">
            <text:p>BELE</text:p>
          </table:table-cell>
          <table:table-cell office:value-type="float" office:value="25861" table:style-name="ce3">
            <text:p>258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BAKEL</text:p>
          </table:table-cell>
          <table:table-cell office:value-type="string" table:style-name="ce3">
            <text:p>SINTHIOU-FISSA</text:p>
          </table:table-cell>
          <table:table-cell office:value-type="float" office:value="12900" table:style-name="ce3">
            <text:p>12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BAKEL</text:p>
          </table:table-cell>
          <table:table-cell office:value-type="string" table:style-name="ce3">
            <text:p>COM. KIDIRA</text:p>
          </table:table-cell>
          <table:table-cell office:value-type="float" office:value="13551" table:style-name="ce3">
            <text:p>135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BAKEL</text:p>
          </table:table-cell>
          <table:table-cell office:value-type="string" table:style-name="ce3">
            <text:p>BALLOU</text:p>
          </table:table-cell>
          <table:table-cell office:value-type="float" office:value="23958" table:style-name="ce3">
            <text:p>239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BAKEL</text:p>
          </table:table-cell>
          <table:table-cell office:value-type="string" table:style-name="ce3">
            <text:p>GABOU</text:p>
          </table:table-cell>
          <table:table-cell office:value-type="float" office:value="28612" table:style-name="ce3">
            <text:p>286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BAKEL</text:p>
          </table:table-cell>
          <table:table-cell office:value-type="string" table:style-name="ce3">
            <text:p>MOUDERY</text:p>
          </table:table-cell>
          <table:table-cell office:value-type="float" office:value="23906" table:style-name="ce3">
            <text:p>239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BAKEL</text:p>
          </table:table-cell>
          <table:table-cell office:value-type="string" table:style-name="ce3">
            <text:p>COM. DIAWARA</text:p>
          </table:table-cell>
          <table:table-cell office:value-type="float" office:value="12147" table:style-name="ce3">
            <text:p>121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TAMBACOUNDA</text:p>
          </table:table-cell>
          <table:table-cell office:value-type="string" table:style-name="ce3">
            <text:p>COM. TAMBACOUNDA</text:p>
          </table:table-cell>
          <table:table-cell office:value-type="float" office:value="149071" table:style-name="ce3">
            <text:p>1490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TAMBACOUNDA</text:p>
          </table:table-cell>
          <table:table-cell office:value-type="string" table:style-name="ce3">
            <text:p>KOUSSANAR</text:p>
          </table:table-cell>
          <table:table-cell office:value-type="float" office:value="41104" table:style-name="ce3">
            <text:p>411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TAMBACOUNDA</text:p>
          </table:table-cell>
          <table:table-cell office:value-type="string" table:style-name="ce3">
            <text:p>SINTHIOU MALEM</text:p>
          </table:table-cell>
          <table:table-cell office:value-type="float" office:value="29532" table:style-name="ce3">
            <text:p>295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TAMBACOUNDA</text:p>
          </table:table-cell>
          <table:table-cell office:value-type="string" table:style-name="ce3">
            <text:p>MAKACOULIBATANG</text:p>
          </table:table-cell>
          <table:table-cell office:value-type="float" office:value="52984" table:style-name="ce3">
            <text:p>529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TAMBACOUNDA</text:p>
          </table:table-cell>
          <table:table-cell office:value-type="string" table:style-name="ce3">
            <text:p>N’DOGA BABACAR</text:p>
          </table:table-cell>
          <table:table-cell office:value-type="float" office:value="28568" table:style-name="ce3">
            <text:p>285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TAMBACOUNDA</text:p>
          </table:table-cell>
          <table:table-cell office:value-type="string" table:style-name="ce3">
            <text:p>NIANI TOUCOULEUR</text:p>
          </table:table-cell>
          <table:table-cell office:value-type="float" office:value="18069" table:style-name="ce3">
            <text:p>180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TAMBACOUNDA</text:p>
          </table:table-cell>
          <table:table-cell office:value-type="string" table:style-name="ce3">
            <text:p>DIALACOTO</text:p>
          </table:table-cell>
          <table:table-cell office:value-type="float" office:value="24519" table:style-name="ce3">
            <text:p>245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TAMBACOUNDA</text:p>
          </table:table-cell>
          <table:table-cell office:value-type="string" table:style-name="ce3">
            <text:p>MISSIRAH</text:p>
          </table:table-cell>
          <table:table-cell office:value-type="float" office:value="57580" table:style-name="ce3">
            <text:p>575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TAMBACOUNDA</text:p>
          </table:table-cell>
          <table:table-cell office:value-type="string" table:style-name="ce3">
            <text:p>NETTE BOULOU</text:p>
          </table:table-cell>
          <table:table-cell office:value-type="float" office:value="25992" table:style-name="ce3">
            <text:p>259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GOUDIRY</text:p>
          </table:table-cell>
          <table:table-cell office:value-type="string" table:style-name="ce3">
            <text:p>COM. GOUDIRY</text:p>
          </table:table-cell>
          <table:table-cell office:value-type="float" office:value="10540" table:style-name="ce3">
            <text:p>10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GOUDIRY</text:p>
          </table:table-cell>
          <table:table-cell office:value-type="string" table:style-name="ce3">
            <text:p>BALA</text:p>
          </table:table-cell>
          <table:table-cell office:value-type="float" office:value="9799" table:style-name="ce3">
            <text:p>97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GOUDIRY</text:p>
          </table:table-cell>
          <table:table-cell office:value-type="string" table:style-name="ce3">
            <text:p>GOUMBAYEL</text:p>
          </table:table-cell>
          <table:table-cell office:value-type="float" office:value="9125" table:style-name="ce3">
            <text:p>9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GOUDIRY</text:p>
          </table:table-cell>
          <table:table-cell office:value-type="string" table:style-name="ce3">
            <text:p>KOAR</text:p>
          </table:table-cell>
          <table:table-cell office:value-type="float" office:value="12165" table:style-name="ce3">
            <text:p>121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GOUDIRY</text:p>
          </table:table-cell>
          <table:table-cell office:value-type="string" table:style-name="ce3">
            <text:p>DOUGUE</text:p>
          </table:table-cell>
          <table:table-cell office:value-type="float" office:value="9275" table:style-name="ce3">
            <text:p>92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GOUDIRY</text:p>
          </table:table-cell>
          <table:table-cell office:value-type="string" table:style-name="ce3">
            <text:p>BOYNGUEL BAMBA</text:p>
          </table:table-cell>
          <table:table-cell office:value-type="float" office:value="16616" table:style-name="ce3">
            <text:p>166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GOUDIRY</text:p>
          </table:table-cell>
          <table:table-cell office:value-type="string" table:style-name="ce3">
            <text:p>KOUSSAN</text:p>
          </table:table-cell>
          <table:table-cell office:value-type="float" office:value="11022" table:style-name="ce3">
            <text:p>11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GOUDIRY</text:p>
          </table:table-cell>
          <table:table-cell office:value-type="string" table:style-name="ce3">
            <text:p>SINTHIOU MAMADOU BOUBOU</text:p>
          </table:table-cell>
          <table:table-cell office:value-type="float" office:value="21666" table:style-name="ce3">
            <text:p>216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GOUDIRY</text:p>
          </table:table-cell>
          <table:table-cell office:value-type="string" table:style-name="ce3">
            <text:p>BANI <text:s text:c="2"/>ISRAEL</text:p>
          </table:table-cell>
          <table:table-cell office:value-type="float" office:value="8681" table:style-name="ce3">
            <text:p>86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GOUDIRY</text:p>
          </table:table-cell>
          <table:table-cell office:value-type="string" table:style-name="ce3">
            <text:p>BOUTOUCOUFARA</text:p>
          </table:table-cell>
          <table:table-cell office:value-type="float" office:value="8454" table:style-name="ce3">
            <text:p>84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GOUDIRY</text:p>
          </table:table-cell>
          <table:table-cell office:value-type="string" table:style-name="ce3">
            <text:p>DIANKE MAKHA</text:p>
          </table:table-cell>
          <table:table-cell office:value-type="float" office:value="10949" table:style-name="ce3">
            <text:p>109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GOUDIRY</text:p>
          </table:table-cell>
          <table:table-cell office:value-type="string" table:style-name="ce3">
            <text:p>KOMOTI</text:p>
          </table:table-cell>
          <table:table-cell office:value-type="float" office:value="12179" table:style-name="ce3">
            <text:p>121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GOUDIRY</text:p>
          </table:table-cell>
          <table:table-cell office:value-type="string" table:style-name="ce3">
            <text:p>KOULOR</text:p>
          </table:table-cell>
          <table:table-cell office:value-type="float" office:value="15027" table:style-name="ce3">
            <text:p>150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GOUDIRY</text:p>
          </table:table-cell>
          <table:table-cell office:value-type="string" table:style-name="ce3">
            <text:p>SINTHIOU BOCAR ALI</text:p>
          </table:table-cell>
          <table:table-cell office:value-type="float" office:value="8946" table:style-name="ce3">
            <text:p>89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GOUDIRY</text:p>
          </table:table-cell>
          <table:table-cell office:value-type="string" table:style-name="ce3">
            <text:p>COM. KOTHIARY</text:p>
          </table:table-cell>
          <table:table-cell office:value-type="float" office:value="6157" table:style-name="ce3">
            <text:p>61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KOUPENTOUM</text:p>
          </table:table-cell>
          <table:table-cell office:value-type="string" table:style-name="ce3">
            <text:p>COM. KOUMPENTOUM</text:p>
          </table:table-cell>
          <table:table-cell office:value-type="float" office:value="15723" table:style-name="ce3">
            <text:p>157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KOUPENTOUM</text:p>
          </table:table-cell>
          <table:table-cell office:value-type="string" table:style-name="ce3">
            <text:p>BAMBA THIALENE</text:p>
          </table:table-cell>
          <table:table-cell office:value-type="float" office:value="21543" table:style-name="ce3">
            <text:p>215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KOUPENTOUM</text:p>
          </table:table-cell>
          <table:table-cell office:value-type="string" table:style-name="ce3">
            <text:p>KAHENE</text:p>
          </table:table-cell>
          <table:table-cell office:value-type="float" office:value="22566" table:style-name="ce3">
            <text:p>225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KOUPENTOUM</text:p>
          </table:table-cell>
          <table:table-cell office:value-type="string" table:style-name="ce3">
            <text:p>MERETO</text:p>
          </table:table-cell>
          <table:table-cell office:value-type="float" office:value="17546" table:style-name="ce3">
            <text:p>175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KOUPENTOUM</text:p>
          </table:table-cell>
          <table:table-cell office:value-type="string" table:style-name="ce3">
            <text:p>N’DAME</text:p>
          </table:table-cell>
          <table:table-cell office:value-type="float" office:value="14295" table:style-name="ce3">
            <text:p>142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KOUPENTOUM</text:p>
          </table:table-cell>
          <table:table-cell office:value-type="string" table:style-name="ce3">
            <text:p>KOUTHIA GAYDI</text:p>
          </table:table-cell>
          <table:table-cell office:value-type="float" office:value="17471" table:style-name="ce3">
            <text:p>174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KOUPENTOUM</text:p>
          </table:table-cell>
          <table:table-cell office:value-type="string" table:style-name="ce3">
            <text:p>KOUTHIABA WOLOF</text:p>
          </table:table-cell>
          <table:table-cell office:value-type="float" office:value="29785" table:style-name="ce3">
            <text:p>297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KOUPENTOUM</text:p>
          </table:table-cell>
          <table:table-cell office:value-type="string" table:style-name="ce3">
            <text:p>PASS KOTO</text:p>
          </table:table-cell>
          <table:table-cell office:value-type="float" office:value="19112" table:style-name="ce3">
            <text:p>191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KOUPENTOUM</text:p>
          </table:table-cell>
          <table:table-cell office:value-type="string" table:style-name="ce3">
            <text:p>PAYAR</text:p>
          </table:table-cell>
          <table:table-cell office:value-type="float" office:value="36701" table:style-name="ce3">
            <text:p>3670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MBACOUNDA</text:p>
          </table:table-cell>
          <table:table-cell office:value-type="string" table:style-name="ce3">
            <text:p>KOUPENTOUM</text:p>
          </table:table-cell>
          <table:table-cell office:value-type="string" table:style-name="ce3">
            <text:p>COM. MALEM NIANI</text:p>
          </table:table-cell>
          <table:table-cell office:value-type="float" office:value="4455" table:style-name="ce3">
            <text:p>4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KAOLACK</text:p>
          </table:table-cell>
          <table:table-cell office:value-type="string" table:style-name="ce3">
            <text:p>COM. KAOLACK</text:p>
          </table:table-cell>
          <table:table-cell office:value-type="float" office:value="298904" table:style-name="ce3">
            <text:p>2989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KAOLACK</text:p>
          </table:table-cell>
          <table:table-cell office:value-type="string" table:style-name="ce3">
            <text:p>COM. KAHONE</text:p>
          </table:table-cell>
          <table:table-cell office:value-type="float" office:value="26376" table:style-name="ce3">
            <text:p>263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KAOLACK</text:p>
          </table:table-cell>
          <table:table-cell office:value-type="string" table:style-name="ce3">
            <text:p>KEUR SOCE</text:p>
          </table:table-cell>
          <table:table-cell office:value-type="float" office:value="37567" table:style-name="ce3">
            <text:p>375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KAOLACK</text:p>
          </table:table-cell>
          <table:table-cell office:value-type="string" table:style-name="ce3">
            <text:p>NDIAFFATE</text:p>
          </table:table-cell>
          <table:table-cell office:value-type="float" office:value="49493" table:style-name="ce3">
            <text:p>494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KAOLACK</text:p>
          </table:table-cell>
          <table:table-cell office:value-type="string" table:style-name="ce3">
            <text:p>NDIEDIENG</text:p>
          </table:table-cell>
          <table:table-cell office:value-type="float" office:value="41021" table:style-name="ce3">
            <text:p>41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KAOLACK</text:p>
          </table:table-cell>
          <table:table-cell office:value-type="string" table:style-name="ce3">
            <text:p>LATMINGUE</text:p>
          </table:table-cell>
          <table:table-cell office:value-type="float" office:value="41156" table:style-name="ce3">
            <text:p>411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KAOLACK</text:p>
          </table:table-cell>
          <table:table-cell office:value-type="string" table:style-name="ce3">
            <text:p>THIARE</text:p>
          </table:table-cell>
          <table:table-cell office:value-type="float" office:value="35776" table:style-name="ce3">
            <text:p>357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KAOLACK</text:p>
          </table:table-cell>
          <table:table-cell office:value-type="string" table:style-name="ce3">
            <text:p>KEUR BAKA</text:p>
          </table:table-cell>
          <table:table-cell office:value-type="float" office:value="29309" table:style-name="ce3">
            <text:p>293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KAOLACK</text:p>
          </table:table-cell>
          <table:table-cell office:value-type="string" table:style-name="ce3">
            <text:p>COM. NDOFFANE</text:p>
          </table:table-cell>
          <table:table-cell office:value-type="float" office:value="18974" table:style-name="ce3">
            <text:p>189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KAOLACK</text:p>
          </table:table-cell>
          <table:table-cell office:value-type="string" table:style-name="ce3">
            <text:p>DYA</text:p>
          </table:table-cell>
          <table:table-cell office:value-type="float" office:value="19866" table:style-name="ce3">
            <text:p>198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KAOLACK</text:p>
          </table:table-cell>
          <table:table-cell office:value-type="string" table:style-name="ce3">
            <text:p>NDIEBEL</text:p>
          </table:table-cell>
          <table:table-cell office:value-type="float" office:value="16636" table:style-name="ce3">
            <text:p>166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KAOLACK</text:p>
          </table:table-cell>
          <table:table-cell office:value-type="string" table:style-name="ce3">
            <text:p>THIOMBY</text:p>
          </table:table-cell>
          <table:table-cell office:value-type="float" office:value="19228" table:style-name="ce3">
            <text:p>192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KAOLACK</text:p>
          </table:table-cell>
          <table:table-cell office:value-type="string" table:style-name="ce3">
            <text:p>COM. GANDIAYE</text:p>
          </table:table-cell>
          <table:table-cell office:value-type="float" office:value="18239" table:style-name="ce3">
            <text:p>182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KAOLACK</text:p>
          </table:table-cell>
          <table:table-cell office:value-type="string" table:style-name="ce3">
            <text:p>COM. SIBASSOR</text:p>
          </table:table-cell>
          <table:table-cell office:value-type="float" office:value="11508" table:style-name="ce3">
            <text:p>115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NIORO</text:p>
          </table:table-cell>
          <table:table-cell office:value-type="string" table:style-name="ce3">
            <text:p>COM. NIORO</text:p>
          </table:table-cell>
          <table:table-cell office:value-type="float" office:value="28491" table:style-name="ce3">
            <text:p>284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NIORO</text:p>
          </table:table-cell>
          <table:table-cell office:value-type="string" table:style-name="ce3">
            <text:p>KAYEMOR</text:p>
          </table:table-cell>
          <table:table-cell office:value-type="float" office:value="34206" table:style-name="ce3">
            <text:p>342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NIORO</text:p>
          </table:table-cell>
          <table:table-cell office:value-type="string" table:style-name="ce3">
            <text:p>MEDINA-SABAKH</text:p>
          </table:table-cell>
          <table:table-cell office:value-type="float" office:value="66096" table:style-name="ce3">
            <text:p>660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NIORO</text:p>
          </table:table-cell>
          <table:table-cell office:value-type="string" table:style-name="ce3">
            <text:p>NGAYENE</text:p>
          </table:table-cell>
          <table:table-cell office:value-type="float" office:value="35730" table:style-name="ce3">
            <text:p>35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NIORO</text:p>
          </table:table-cell>
          <table:table-cell office:value-type="string" table:style-name="ce3">
            <text:p>GAINTE KAYE</text:p>
          </table:table-cell>
          <table:table-cell office:value-type="float" office:value="41022" table:style-name="ce3">
            <text:p>41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NIORO</text:p>
          </table:table-cell>
          <table:table-cell office:value-type="string" table:style-name="ce3">
            <text:p>PAOSKOTO</text:p>
          </table:table-cell>
          <table:table-cell office:value-type="float" office:value="24988" table:style-name="ce3">
            <text:p>249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NIORO</text:p>
          </table:table-cell>
          <table:table-cell office:value-type="string" table:style-name="ce3">
            <text:p>POROKHANE</text:p>
          </table:table-cell>
          <table:table-cell office:value-type="float" office:value="46806" table:style-name="ce3">
            <text:p>468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NIORO</text:p>
          </table:table-cell>
          <table:table-cell office:value-type="string" table:style-name="ce3">
            <text:p>TAÏBA NIASSENE</text:p>
          </table:table-cell>
          <table:table-cell office:value-type="float" office:value="38034" table:style-name="ce3">
            <text:p>380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NIORO</text:p>
          </table:table-cell>
          <table:table-cell office:value-type="string" table:style-name="ce3">
            <text:p>DABALY</text:p>
          </table:table-cell>
          <table:table-cell office:value-type="float" office:value="15254" table:style-name="ce3">
            <text:p>152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NIORO</text:p>
          </table:table-cell>
          <table:table-cell office:value-type="string" table:style-name="ce3">
            <text:p>DAROU SALAM</text:p>
          </table:table-cell>
          <table:table-cell office:value-type="float" office:value="36161" table:style-name="ce3">
            <text:p>361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NIORO</text:p>
          </table:table-cell>
          <table:table-cell office:value-type="string" table:style-name="ce3">
            <text:p>KEUR MABA DIAKHOU</text:p>
          </table:table-cell>
          <table:table-cell office:value-type="float" office:value="36782" table:style-name="ce3">
            <text:p>367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NIORO</text:p>
          </table:table-cell>
          <table:table-cell office:value-type="string" table:style-name="ce3">
            <text:p>NDRAME ESCALE</text:p>
          </table:table-cell>
          <table:table-cell office:value-type="float" office:value="30098" table:style-name="ce3">
            <text:p>300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NIORO</text:p>
          </table:table-cell>
          <table:table-cell office:value-type="string" table:style-name="ce3">
            <text:p>WACK NGOUNA</text:p>
          </table:table-cell>
          <table:table-cell office:value-type="float" office:value="48901" table:style-name="ce3">
            <text:p>4890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NIORO</text:p>
          </table:table-cell>
          <table:table-cell office:value-type="string" table:style-name="ce3">
            <text:p>KEUR MANDONGO</text:p>
          </table:table-cell>
          <table:table-cell office:value-type="float" office:value="13488" table:style-name="ce3">
            <text:p>134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NIORO</text:p>
          </table:table-cell>
          <table:table-cell office:value-type="string" table:style-name="ce3">
            <text:p>COM. KEUR MADIABEL</text:p>
          </table:table-cell>
          <table:table-cell office:value-type="float" office:value="16551" table:style-name="ce3">
            <text:p>165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GUINGUINEO</text:p>
          </table:table-cell>
          <table:table-cell office:value-type="string" table:style-name="ce3">
            <text:p>COM. GUINGUINEO</text:p>
          </table:table-cell>
          <table:table-cell office:value-type="float" office:value="20340" table:style-name="ce3">
            <text:p>20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GUINGUINEO</text:p>
          </table:table-cell>
          <table:table-cell office:value-type="string" table:style-name="ce3">
            <text:p>MBADAKHOUNE</text:p>
          </table:table-cell>
          <table:table-cell office:value-type="float" office:value="25409" table:style-name="ce3">
            <text:p>254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GUINGUINEO</text:p>
          </table:table-cell>
          <table:table-cell office:value-type="string" table:style-name="ce3">
            <text:p>NDIAGO</text:p>
          </table:table-cell>
          <table:table-cell office:value-type="float" office:value="13079" table:style-name="ce3">
            <text:p>130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GUINGUINEO</text:p>
          </table:table-cell>
          <table:table-cell office:value-type="string" table:style-name="ce3">
            <text:p>NGATHIE NAOUDE</text:p>
          </table:table-cell>
          <table:table-cell office:value-type="float" office:value="18937" table:style-name="ce3">
            <text:p>189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GUINGUINEO</text:p>
          </table:table-cell>
          <table:table-cell office:value-type="string" table:style-name="ce3">
            <text:p>KHELCOM BIRAME</text:p>
          </table:table-cell>
          <table:table-cell office:value-type="float" office:value="16865" table:style-name="ce3">
            <text:p>168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GUINGUINEO</text:p>
          </table:table-cell>
          <table:table-cell office:value-type="string" table:style-name="ce3">
            <text:p>COM. FASS</text:p>
          </table:table-cell>
          <table:table-cell office:value-type="float" office:value="6453" table:style-name="ce3">
            <text:p>64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GUINGUINEO</text:p>
          </table:table-cell>
          <table:table-cell office:value-type="string" table:style-name="ce3">
            <text:p>GAGNICK</text:p>
          </table:table-cell>
          <table:table-cell office:value-type="float" office:value="10272" table:style-name="ce3">
            <text:p>102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GUINGUINEO</text:p>
          </table:table-cell>
          <table:table-cell office:value-type="string" table:style-name="ce3">
            <text:p>NGUELOU</text:p>
          </table:table-cell>
          <table:table-cell office:value-type="float" office:value="11324" table:style-name="ce3">
            <text:p>113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GUINGUINEO</text:p>
          </table:table-cell>
          <table:table-cell office:value-type="string" table:style-name="ce3">
            <text:p>OUROUR</text:p>
          </table:table-cell>
          <table:table-cell office:value-type="float" office:value="15267" table:style-name="ce3">
            <text:p>152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GUINGUINEO</text:p>
          </table:table-cell>
          <table:table-cell office:value-type="string" table:style-name="ce3">
            <text:p>DARA MBOSS</text:p>
          </table:table-cell>
          <table:table-cell office:value-type="float" office:value="6857" table:style-name="ce3">
            <text:p>68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GUINGUINEO</text:p>
          </table:table-cell>
          <table:table-cell office:value-type="string" table:style-name="ce3">
            <text:p>PANAL OUOLOF</text:p>
          </table:table-cell>
          <table:table-cell office:value-type="float" office:value="9160" table:style-name="ce3">
            <text:p>91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OLACK</text:p>
          </table:table-cell>
          <table:table-cell office:value-type="string" table:style-name="ce3">
            <text:p>GUINGUINEO</text:p>
          </table:table-cell>
          <table:table-cell office:value-type="string" table:style-name="ce3">
            <text:p>COM. MBOSS</text:p>
          </table:table-cell>
          <table:table-cell office:value-type="float" office:value="6094" table:style-name="ce3">
            <text:p>60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M’BOUR</text:p>
          </table:table-cell>
          <table:table-cell office:value-type="string" table:style-name="ce3">
            <text:p>COM. JOAL- FADIOUTH</text:p>
          </table:table-cell>
          <table:table-cell office:value-type="float" office:value="61582" table:style-name="ce3">
            <text:p>615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M’BOUR</text:p>
          </table:table-cell>
          <table:table-cell office:value-type="string" table:style-name="ce3">
            <text:p>COM. M’BOUR</text:p>
          </table:table-cell>
          <table:table-cell office:value-type="float" office:value="284189" table:style-name="ce3">
            <text:p>2841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M’BOUR</text:p>
          </table:table-cell>
          <table:table-cell office:value-type="string" table:style-name="ce3">
            <text:p>FISSEL</text:p>
          </table:table-cell>
          <table:table-cell office:value-type="float" office:value="48981" table:style-name="ce3">
            <text:p>489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M’BOUR</text:p>
          </table:table-cell>
          <table:table-cell office:value-type="string" table:style-name="ce3">
            <text:p>N’DIAGANIAO</text:p>
          </table:table-cell>
          <table:table-cell office:value-type="float" office:value="60654" table:style-name="ce3">
            <text:p>606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M’BOUR</text:p>
          </table:table-cell>
          <table:table-cell office:value-type="string" table:style-name="ce3">
            <text:p>N’GUENIENE</text:p>
          </table:table-cell>
          <table:table-cell office:value-type="float" office:value="48977" table:style-name="ce3">
            <text:p>489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M’BOUR</text:p>
          </table:table-cell>
          <table:table-cell office:value-type="string" table:style-name="ce3">
            <text:p>SANDIARA</text:p>
          </table:table-cell>
          <table:table-cell office:value-type="float" office:value="38333" table:style-name="ce3">
            <text:p>383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M’BOUR</text:p>
          </table:table-cell>
          <table:table-cell office:value-type="string" table:style-name="ce3">
            <text:p>SESSENE</text:p>
          </table:table-cell>
          <table:table-cell office:value-type="float" office:value="31317" table:style-name="ce3">
            <text:p>313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M’BOUR</text:p>
          </table:table-cell>
          <table:table-cell office:value-type="string" table:style-name="ce3">
            <text:p>COM. THIADIAYE</text:p>
          </table:table-cell>
          <table:table-cell office:value-type="float" office:value="20168" table:style-name="ce3">
            <text:p>201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M’BOUR</text:p>
          </table:table-cell>
          <table:table-cell office:value-type="string" table:style-name="ce3">
            <text:p>MALICOUNDA</text:p>
          </table:table-cell>
          <table:table-cell office:value-type="float" office:value="117590" table:style-name="ce3">
            <text:p>1175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M’BOUR</text:p>
          </table:table-cell>
          <table:table-cell office:value-type="string" table:style-name="ce3">
            <text:p>DIASS</text:p>
          </table:table-cell>
          <table:table-cell office:value-type="float" office:value="41433" table:style-name="ce3">
            <text:p>414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M’BOUR</text:p>
          </table:table-cell>
          <table:table-cell office:value-type="string" table:style-name="ce3">
            <text:p>SINDIA</text:p>
          </table:table-cell>
          <table:table-cell office:value-type="float" office:value="57056" table:style-name="ce3">
            <text:p>570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M’BOUR</text:p>
          </table:table-cell>
          <table:table-cell office:value-type="string" table:style-name="ce3">
            <text:p>COM. GUEKOKH</text:p>
          </table:table-cell>
          <table:table-cell office:value-type="float" office:value="47964" table:style-name="ce3">
            <text:p>479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M’BOUR</text:p>
          </table:table-cell>
          <table:table-cell office:value-type="string" table:style-name="ce3">
            <text:p>COM. N’GAPAROU</text:p>
          </table:table-cell>
          <table:table-cell office:value-type="float" office:value="13744" table:style-name="ce3">
            <text:p>137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M’BOUR</text:p>
          </table:table-cell>
          <table:table-cell office:value-type="string" table:style-name="ce3">
            <text:p>COM. POPENGUINE</text:p>
          </table:table-cell>
          <table:table-cell office:value-type="float" office:value="12743" table:style-name="ce3">
            <text:p>127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M’BOUR</text:p>
          </table:table-cell>
          <table:table-cell office:value-type="string" table:style-name="ce3">
            <text:p>COM. SALY PORTUDAL</text:p>
          </table:table-cell>
          <table:table-cell office:value-type="float" office:value="41811" table:style-name="ce3">
            <text:p>418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M’BOUR</text:p>
          </table:table-cell>
          <table:table-cell office:value-type="string" table:style-name="ce3">
            <text:p>COM. SOMONE</text:p>
          </table:table-cell>
          <table:table-cell office:value-type="float" office:value="8762" table:style-name="ce3">
            <text:p>87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HIES</text:p>
          </table:table-cell>
          <table:table-cell office:value-type="string" table:style-name="ce3">
            <text:p>THIES NORD</text:p>
          </table:table-cell>
          <table:table-cell office:value-type="float" office:value="136138" table:style-name="ce3">
            <text:p>1361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HIES</text:p>
          </table:table-cell>
          <table:table-cell office:value-type="string" table:style-name="ce3">
            <text:p>THIES EST</text:p>
          </table:table-cell>
          <table:table-cell office:value-type="float" office:value="166256" table:style-name="ce3">
            <text:p>1662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HIES</text:p>
          </table:table-cell>
          <table:table-cell office:value-type="string" table:style-name="ce3">
            <text:p>THIES OUEST</text:p>
          </table:table-cell>
          <table:table-cell office:value-type="float" office:value="88859" table:style-name="ce3">
            <text:p>888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HIES</text:p>
          </table:table-cell>
          <table:table-cell office:value-type="string" table:style-name="ce3">
            <text:p>COM. KHOMBOLE</text:p>
          </table:table-cell>
          <table:table-cell office:value-type="float" office:value="20321" table:style-name="ce3">
            <text:p>203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HIES</text:p>
          </table:table-cell>
          <table:table-cell office:value-type="string" table:style-name="ce3">
            <text:p>COM. POUT</text:p>
          </table:table-cell>
          <table:table-cell office:value-type="float" office:value="29874" table:style-name="ce3">
            <text:p>298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HIES</text:p>
          </table:table-cell>
          <table:table-cell office:value-type="string" table:style-name="ce3">
            <text:p>NOTTO</text:p>
          </table:table-cell>
          <table:table-cell office:value-type="float" office:value="55967" table:style-name="ce3">
            <text:p>559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HIES</text:p>
          </table:table-cell>
          <table:table-cell office:value-type="string" table:style-name="ce3">
            <text:p>TASSETTE</text:p>
          </table:table-cell>
          <table:table-cell office:value-type="float" office:value="26894" table:style-name="ce3">
            <text:p>268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HIES</text:p>
          </table:table-cell>
          <table:table-cell office:value-type="string" table:style-name="ce3">
            <text:p>N’DIEYENE SIRAKH</text:p>
          </table:table-cell>
          <table:table-cell office:value-type="float" office:value="37295" table:style-name="ce3">
            <text:p>372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HIES</text:p>
          </table:table-cell>
          <table:table-cell office:value-type="string" table:style-name="ce3">
            <text:p>N’GOUNDIANE</text:p>
          </table:table-cell>
          <table:table-cell office:value-type="float" office:value="33350" table:style-name="ce3">
            <text:p>333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HIES</text:p>
          </table:table-cell>
          <table:table-cell office:value-type="string" table:style-name="ce3">
            <text:p>THIENABA</text:p>
          </table:table-cell>
          <table:table-cell office:value-type="float" office:value="33918" table:style-name="ce3">
            <text:p>339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HIES</text:p>
          </table:table-cell>
          <table:table-cell office:value-type="string" table:style-name="ce3">
            <text:p>TOUBA TOUL</text:p>
          </table:table-cell>
          <table:table-cell office:value-type="float" office:value="63837" table:style-name="ce3">
            <text:p>638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HIES</text:p>
          </table:table-cell>
          <table:table-cell office:value-type="string" table:style-name="ce3">
            <text:p>DIENDER GUEDJI</text:p>
          </table:table-cell>
          <table:table-cell office:value-type="float" office:value="44358" table:style-name="ce3">
            <text:p>443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HIES</text:p>
          </table:table-cell>
          <table:table-cell office:value-type="string" table:style-name="ce3">
            <text:p>FANDENE</text:p>
          </table:table-cell>
          <table:table-cell office:value-type="float" office:value="47139" table:style-name="ce3">
            <text:p>471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HIES</text:p>
          </table:table-cell>
          <table:table-cell office:value-type="string" table:style-name="ce3">
            <text:p>KEUR MOUSSA</text:p>
          </table:table-cell>
          <table:table-cell office:value-type="float" office:value="61707" table:style-name="ce3">
            <text:p>617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HIES</text:p>
          </table:table-cell>
          <table:table-cell office:value-type="string" table:style-name="ce3">
            <text:p>COM. CAYAR</text:p>
          </table:table-cell>
          <table:table-cell office:value-type="float" office:value="33273" table:style-name="ce3">
            <text:p>332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COM. MEKHE</text:p>
          </table:table-cell>
          <table:table-cell office:value-type="float" office:value="27566" table:style-name="ce3">
            <text:p>275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COM. TIVAOUANE</text:p>
          </table:table-cell>
          <table:table-cell office:value-type="float" office:value="102658" table:style-name="ce3">
            <text:p>1026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MEOUANE</text:p>
          </table:table-cell>
          <table:table-cell office:value-type="float" office:value="46289" table:style-name="ce3">
            <text:p>462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TAIBA N’DIAYE</text:p>
          </table:table-cell>
          <table:table-cell office:value-type="float" office:value="36721" table:style-name="ce3">
            <text:p>367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DAROU KHOUDOSS</text:p>
          </table:table-cell>
          <table:table-cell office:value-type="float" office:value="104346" table:style-name="ce3">
            <text:p>1043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COM. M’BORO</text:p>
          </table:table-cell>
          <table:table-cell office:value-type="float" office:value="40811" table:style-name="ce3">
            <text:p>408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KOUL</text:p>
          </table:table-cell>
          <table:table-cell office:value-type="float" office:value="32003" table:style-name="ce3">
            <text:p>320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MERINA DAKHAR</text:p>
          </table:table-cell>
          <table:table-cell office:value-type="float" office:value="39103" table:style-name="ce3">
            <text:p>391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PEKESSE</text:p>
          </table:table-cell>
          <table:table-cell office:value-type="float" office:value="26294" table:style-name="ce3">
            <text:p>262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M’BAYENE</text:p>
          </table:table-cell>
          <table:table-cell office:value-type="float" office:value="10447" table:style-name="ce3">
            <text:p>104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N’GANDIOUF</text:p>
          </table:table-cell>
          <table:table-cell office:value-type="float" office:value="33255" table:style-name="ce3">
            <text:p>33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NIAKHENE</text:p>
          </table:table-cell>
          <table:table-cell office:value-type="float" office:value="11295" table:style-name="ce3">
            <text:p>112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THILMAKHA</text:p>
          </table:table-cell>
          <table:table-cell office:value-type="float" office:value="14629" table:style-name="ce3">
            <text:p>146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CHERIF LÖ</text:p>
          </table:table-cell>
          <table:table-cell office:value-type="float" office:value="28759" table:style-name="ce3">
            <text:p>287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MONT- ROLLAND</text:p>
          </table:table-cell>
          <table:table-cell office:value-type="float" office:value="17439" table:style-name="ce3">
            <text:p>174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NOTTO GOUYE DIAMA</text:p>
          </table:table-cell>
          <table:table-cell office:value-type="float" office:value="34036" table:style-name="ce3">
            <text:p>340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PIRE GOUREYE</text:p>
          </table:table-cell>
          <table:table-cell office:value-type="float" office:value="32685" table:style-name="ce3">
            <text:p>326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ES</text:p>
          </table:table-cell>
          <table:table-cell office:value-type="string" table:style-name="ce3">
            <text:p>TIVAOUANE</text:p>
          </table:table-cell>
          <table:table-cell office:value-type="string" table:style-name="ce3">
            <text:p>PAMBAL</text:p>
          </table:table-cell>
          <table:table-cell office:value-type="float" office:value="10853" table:style-name="ce3">
            <text:p>108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COM. KEBEMER</text:p>
          </table:table-cell>
          <table:table-cell office:value-type="float" office:value="27305" table:style-name="ce3">
            <text:p>27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DAROU MARNANE</text:p>
          </table:table-cell>
          <table:table-cell office:value-type="float" office:value="14074" table:style-name="ce3">
            <text:p>140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DAROU MOUSTY</text:p>
          </table:table-cell>
          <table:table-cell office:value-type="float" office:value="52524" table:style-name="ce3">
            <text:p>525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MBADIANE</text:p>
          </table:table-cell>
          <table:table-cell office:value-type="float" office:value="10240" table:style-name="ce3">
            <text:p>10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NDOYENE</text:p>
          </table:table-cell>
          <table:table-cell office:value-type="float" office:value="6517" table:style-name="ce3">
            <text:p>65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SAM YABAL</text:p>
          </table:table-cell>
          <table:table-cell office:value-type="float" office:value="12210" table:style-name="ce3">
            <text:p>12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TOUBA MERINA</text:p>
          </table:table-cell>
          <table:table-cell office:value-type="float" office:value="9556" table:style-name="ce3">
            <text:p>95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MBACKE CADIOR</text:p>
          </table:table-cell>
          <table:table-cell office:value-type="float" office:value="6234" table:style-name="ce3">
            <text:p>62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BADEGNE OUOLOF</text:p>
          </table:table-cell>
          <table:table-cell office:value-type="float" office:value="19038" table:style-name="ce3">
            <text:p>190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DIOKOUL DIAWRIGNE</text:p>
          </table:table-cell>
          <table:table-cell office:value-type="float" office:value="21044" table:style-name="ce3">
            <text:p>210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KAB GAYE</text:p>
          </table:table-cell>
          <table:table-cell office:value-type="float" office:value="14560" table:style-name="ce3">
            <text:p>145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NDANDE</text:p>
          </table:table-cell>
          <table:table-cell office:value-type="float" office:value="32065" table:style-name="ce3">
            <text:p>320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THIEPPE</text:p>
          </table:table-cell>
          <table:table-cell office:value-type="float" office:value="23419" table:style-name="ce3">
            <text:p>234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COM. GUEOUL</text:p>
          </table:table-cell>
          <table:table-cell office:value-type="float" office:value="10547" table:style-name="ce3">
            <text:p>105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KANENE NDIOB</text:p>
          </table:table-cell>
          <table:table-cell office:value-type="float" office:value="11358" table:style-name="ce3">
            <text:p>113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LORO</text:p>
          </table:table-cell>
          <table:table-cell office:value-type="float" office:value="9708" table:style-name="ce3">
            <text:p>97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SAGATTA GUETH</text:p>
          </table:table-cell>
          <table:table-cell office:value-type="float" office:value="18114" table:style-name="ce3">
            <text:p>181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THIOLOM FALL</text:p>
          </table:table-cell>
          <table:table-cell office:value-type="float" office:value="25042" table:style-name="ce3">
            <text:p>250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KEBEMER</text:p>
          </table:table-cell>
          <table:table-cell office:value-type="string" table:style-name="ce3">
            <text:p>NGOURANE OUOLOF</text:p>
          </table:table-cell>
          <table:table-cell office:value-type="float" office:value="12366" table:style-name="ce3">
            <text:p>123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COM. LINGUERE</text:p>
          </table:table-cell>
          <table:table-cell office:value-type="float" office:value="19191" table:style-name="ce3">
            <text:p>191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COM. DAHRA</text:p>
          </table:table-cell>
          <table:table-cell office:value-type="float" office:value="45530" table:style-name="ce3">
            <text:p>45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BARKEDJI</text:p>
          </table:table-cell>
          <table:table-cell office:value-type="float" office:value="25122" table:style-name="ce3">
            <text:p>251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GASSANE</text:p>
          </table:table-cell>
          <table:table-cell office:value-type="float" office:value="24141" table:style-name="ce3">
            <text:p>241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THIARGNY</text:p>
          </table:table-cell>
          <table:table-cell office:value-type="float" office:value="10893" table:style-name="ce3">
            <text:p>108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THIEL</text:p>
          </table:table-cell>
          <table:table-cell office:value-type="float" office:value="16934" table:style-name="ce3">
            <text:p>169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DODJI</text:p>
          </table:table-cell>
          <table:table-cell office:value-type="float" office:value="19091" table:style-name="ce3">
            <text:p>190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LABGAR</text:p>
          </table:table-cell>
          <table:table-cell office:value-type="float" office:value="10547" table:style-name="ce3">
            <text:p>105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OUARKHOH</text:p>
          </table:table-cell>
          <table:table-cell office:value-type="float" office:value="20861" table:style-name="ce3">
            <text:p>208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KAMB</text:p>
          </table:table-cell>
          <table:table-cell office:value-type="float" office:value="10962" table:style-name="ce3">
            <text:p>109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MBOULA</text:p>
          </table:table-cell>
          <table:table-cell office:value-type="float" office:value="9420" table:style-name="ce3">
            <text:p>9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TESSEKRE FORAGE</text:p>
          </table:table-cell>
          <table:table-cell office:value-type="float" office:value="11691" table:style-name="ce3">
            <text:p>116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YANG YANG</text:p>
          </table:table-cell>
          <table:table-cell office:value-type="float" office:value="5795" table:style-name="ce3">
            <text:p>57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COM. MBEULEUKHE</text:p>
          </table:table-cell>
          <table:table-cell office:value-type="float" office:value="1968" table:style-name="ce3">
            <text:p>19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BOULAL</text:p>
          </table:table-cell>
          <table:table-cell office:value-type="float" office:value="12430" table:style-name="ce3">
            <text:p>124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DEALI</text:p>
          </table:table-cell>
          <table:table-cell office:value-type="float" office:value="26745" table:style-name="ce3">
            <text:p>26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SAGATTA DJOLOF</text:p>
          </table:table-cell>
          <table:table-cell office:value-type="float" office:value="13971" table:style-name="ce3">
            <text:p>139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THIAMENE DJOLOF</text:p>
          </table:table-cell>
          <table:table-cell office:value-type="float" office:value="20136" table:style-name="ce3">
            <text:p>201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INGUERE</text:p>
          </table:table-cell>
          <table:table-cell office:value-type="string" table:style-name="ce3">
            <text:p>AFFE DJOLOFF</text:p>
          </table:table-cell>
          <table:table-cell office:value-type="float" office:value="6796" table:style-name="ce3">
            <text:p>67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OUGA</text:p>
          </table:table-cell>
          <table:table-cell office:value-type="string" table:style-name="ce3">
            <text:p>COM. LOUGA</text:p>
          </table:table-cell>
          <table:table-cell office:value-type="float" office:value="113365" table:style-name="ce3">
            <text:p>1133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OUGA</text:p>
          </table:table-cell>
          <table:table-cell office:value-type="string" table:style-name="ce3">
            <text:p>COKI</text:p>
          </table:table-cell>
          <table:table-cell office:value-type="float" office:value="29317" table:style-name="ce3">
            <text:p>293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OUGA</text:p>
          </table:table-cell>
          <table:table-cell office:value-type="string" table:style-name="ce3">
            <text:p>PETE OUARACK</text:p>
          </table:table-cell>
          <table:table-cell office:value-type="float" office:value="6187" table:style-name="ce3">
            <text:p>618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OUGA</text:p>
          </table:table-cell>
          <table:table-cell office:value-type="string" table:style-name="ce3">
            <text:p>THIAMENE CAYOR</text:p>
          </table:table-cell>
          <table:table-cell office:value-type="float" office:value="19808" table:style-name="ce3">
            <text:p>198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OUGA</text:p>
          </table:table-cell>
          <table:table-cell office:value-type="string" table:style-name="ce3">
            <text:p>GUET ARDO</text:p>
          </table:table-cell>
          <table:table-cell office:value-type="float" office:value="11257" table:style-name="ce3">
            <text:p>112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OUGA</text:p>
          </table:table-cell>
          <table:table-cell office:value-type="string" table:style-name="ce3">
            <text:p>COM. NDIAGNE</text:p>
          </table:table-cell>
          <table:table-cell office:value-type="float" office:value="10046" table:style-name="ce3">
            <text:p>100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OUGA</text:p>
          </table:table-cell>
          <table:table-cell office:value-type="string" table:style-name="ce3">
            <text:p>GANDE</text:p>
          </table:table-cell>
          <table:table-cell office:value-type="float" office:value="17197" table:style-name="ce3">
            <text:p>171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OUGA</text:p>
          </table:table-cell>
          <table:table-cell office:value-type="string" table:style-name="ce3">
            <text:p>KEUR MOMAR SARR</text:p>
          </table:table-cell>
          <table:table-cell office:value-type="float" office:value="40451" table:style-name="ce3">
            <text:p>404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OUGA</text:p>
          </table:table-cell>
          <table:table-cell office:value-type="string" table:style-name="ce3">
            <text:p>NGUER MALAL</text:p>
          </table:table-cell>
          <table:table-cell office:value-type="float" office:value="34247" table:style-name="ce3">
            <text:p>342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OUGA</text:p>
          </table:table-cell>
          <table:table-cell office:value-type="string" table:style-name="ce3">
            <text:p>SYER</text:p>
          </table:table-cell>
          <table:table-cell office:value-type="float" office:value="13843" table:style-name="ce3">
            <text:p>138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OUGA</text:p>
          </table:table-cell>
          <table:table-cell office:value-type="string" table:style-name="ce3">
            <text:p>KELLE GUEYE</text:p>
          </table:table-cell>
          <table:table-cell office:value-type="float" office:value="13749" table:style-name="ce3">
            <text:p>137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OUGA</text:p>
          </table:table-cell>
          <table:table-cell office:value-type="string" table:style-name="ce3">
            <text:p>MBEDIENE</text:p>
          </table:table-cell>
          <table:table-cell office:value-type="float" office:value="14438" table:style-name="ce3">
            <text:p>144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OUGA</text:p>
          </table:table-cell>
          <table:table-cell office:value-type="string" table:style-name="ce3">
            <text:p>NGUIDILE</text:p>
          </table:table-cell>
          <table:table-cell office:value-type="float" office:value="32327" table:style-name="ce3">
            <text:p>323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OUGA</text:p>
          </table:table-cell>
          <table:table-cell office:value-type="string" table:style-name="ce3">
            <text:p>NIOMRE</text:p>
          </table:table-cell>
          <table:table-cell office:value-type="float" office:value="21136" table:style-name="ce3">
            <text:p>211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OUGA</text:p>
          </table:table-cell>
          <table:table-cell office:value-type="string" table:style-name="ce3">
            <text:p>LEONA</text:p>
          </table:table-cell>
          <table:table-cell office:value-type="float" office:value="46268" table:style-name="ce3">
            <text:p>462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OUGA</text:p>
          </table:table-cell>
          <table:table-cell office:value-type="string" table:style-name="ce3">
            <text:p>NGUEUNE SARR</text:p>
          </table:table-cell>
          <table:table-cell office:value-type="float" office:value="21660" table:style-name="ce3">
            <text:p>216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UGA</text:p>
          </table:table-cell>
          <table:table-cell office:value-type="string" table:style-name="ce3">
            <text:p>LOUGA</text:p>
          </table:table-cell>
          <table:table-cell office:value-type="string" table:style-name="ce3">
            <text:p>SAKAL</text:p>
          </table:table-cell>
          <table:table-cell office:value-type="float" office:value="32469" table:style-name="ce3">
            <text:p>324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ATICK</text:p>
          </table:table-cell>
          <table:table-cell office:value-type="string" table:style-name="ce3">
            <text:p>COM. FATICK</text:p>
          </table:table-cell>
          <table:table-cell office:value-type="float" office:value="39361" table:style-name="ce3">
            <text:p>393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ATICK</text:p>
          </table:table-cell>
          <table:table-cell office:value-type="string" table:style-name="ce3">
            <text:p>COM. DIOFIOR</text:p>
          </table:table-cell>
          <table:table-cell office:value-type="float" office:value="12795" table:style-name="ce3">
            <text:p>127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ATICK</text:p>
          </table:table-cell>
          <table:table-cell office:value-type="string" table:style-name="ce3">
            <text:p>DIAOULE</text:p>
          </table:table-cell>
          <table:table-cell office:value-type="float" office:value="15313" table:style-name="ce3">
            <text:p>153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ATICK</text:p>
          </table:table-cell>
          <table:table-cell office:value-type="string" table:style-name="ce3">
            <text:p>MBELACADIAO</text:p>
          </table:table-cell>
          <table:table-cell office:value-type="float" office:value="18119" table:style-name="ce3">
            <text:p>181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ATICK</text:p>
          </table:table-cell>
          <table:table-cell office:value-type="string" table:style-name="ce3">
            <text:p>NDIOB</text:p>
          </table:table-cell>
          <table:table-cell office:value-type="float" office:value="23407" table:style-name="ce3">
            <text:p>234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ATICK</text:p>
          </table:table-cell>
          <table:table-cell office:value-type="string" table:style-name="ce3">
            <text:p>THIARE <text:s/>NDIALGUI</text:p>
          </table:table-cell>
          <table:table-cell office:value-type="float" office:value="26127" table:style-name="ce3">
            <text:p>261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ATICK</text:p>
          </table:table-cell>
          <table:table-cell office:value-type="string" table:style-name="ce3">
            <text:p>DIAKHAO</text:p>
          </table:table-cell>
          <table:table-cell office:value-type="float" office:value="5590" table:style-name="ce3">
            <text:p>55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ATICK</text:p>
          </table:table-cell>
          <table:table-cell office:value-type="string" table:style-name="ce3">
            <text:p>FIMELA</text:p>
          </table:table-cell>
          <table:table-cell office:value-type="float" office:value="30886" table:style-name="ce3">
            <text:p>308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ATICK</text:p>
          </table:table-cell>
          <table:table-cell office:value-type="string" table:style-name="ce3">
            <text:p>LOUL-SESSENE</text:p>
          </table:table-cell>
          <table:table-cell office:value-type="float" office:value="22528" table:style-name="ce3">
            <text:p>225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ATICK</text:p>
          </table:table-cell>
          <table:table-cell office:value-type="string" table:style-name="ce3">
            <text:p>PALMARIN FACAO</text:p>
          </table:table-cell>
          <table:table-cell office:value-type="float" office:value="10927" table:style-name="ce3">
            <text:p>109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ATICK</text:p>
          </table:table-cell>
          <table:table-cell office:value-type="string" table:style-name="ce3">
            <text:p>DJILASSE</text:p>
          </table:table-cell>
          <table:table-cell office:value-type="float" office:value="11106" table:style-name="ce3">
            <text:p>111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ATICK</text:p>
          </table:table-cell>
          <table:table-cell office:value-type="string" table:style-name="ce3">
            <text:p>NGAYOKHEME</text:p>
          </table:table-cell>
          <table:table-cell office:value-type="float" office:value="29808" table:style-name="ce3">
            <text:p>298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ATICK</text:p>
          </table:table-cell>
          <table:table-cell office:value-type="string" table:style-name="ce3">
            <text:p>NIAKHAR</text:p>
          </table:table-cell>
          <table:table-cell office:value-type="float" office:value="33696" table:style-name="ce3">
            <text:p>336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ATICK</text:p>
          </table:table-cell>
          <table:table-cell office:value-type="string" table:style-name="ce3">
            <text:p>PATAR</text:p>
          </table:table-cell>
          <table:table-cell office:value-type="float" office:value="30583" table:style-name="ce3">
            <text:p>305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ATICK</text:p>
          </table:table-cell>
          <table:table-cell office:value-type="string" table:style-name="ce3">
            <text:p>DIARERE</text:p>
          </table:table-cell>
          <table:table-cell office:value-type="float" office:value="35775" table:style-name="ce3">
            <text:p>357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ATICK</text:p>
          </table:table-cell>
          <table:table-cell office:value-type="string" table:style-name="ce3">
            <text:p>DIOUROUP</text:p>
          </table:table-cell>
          <table:table-cell office:value-type="float" office:value="26348" table:style-name="ce3">
            <text:p>263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ATICK</text:p>
          </table:table-cell>
          <table:table-cell office:value-type="string" table:style-name="ce3">
            <text:p>TATTAGUINE</text:p>
          </table:table-cell>
          <table:table-cell office:value-type="float" office:value="36197" table:style-name="ce3">
            <text:p>361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OUNDIOUGNE</text:p>
          </table:table-cell>
          <table:table-cell office:value-type="string" table:style-name="ce3">
            <text:p>COM. FOUNDIOUGNE</text:p>
          </table:table-cell>
          <table:table-cell office:value-type="float" office:value="8924" table:style-name="ce3">
            <text:p>89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OUNDIOUGNE</text:p>
          </table:table-cell>
          <table:table-cell office:value-type="string" table:style-name="ce3">
            <text:p>COM. SOKONE</text:p>
          </table:table-cell>
          <table:table-cell office:value-type="float" office:value="20424" table:style-name="ce3">
            <text:p>204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OUNDIOUGNE</text:p>
          </table:table-cell>
          <table:table-cell office:value-type="string" table:style-name="ce3">
            <text:p>DJILOR</text:p>
          </table:table-cell>
          <table:table-cell office:value-type="float" office:value="22876" table:style-name="ce3">
            <text:p>228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OUNDIOUGNE</text:p>
          </table:table-cell>
          <table:table-cell office:value-type="string" table:style-name="ce3">
            <text:p>DIOSSONG</text:p>
          </table:table-cell>
          <table:table-cell office:value-type="float" office:value="26984" table:style-name="ce3">
            <text:p>269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OUNDIOUGNE</text:p>
          </table:table-cell>
          <table:table-cell office:value-type="string" table:style-name="ce3">
            <text:p>DIAGANE BARKA</text:p>
          </table:table-cell>
          <table:table-cell office:value-type="float" office:value="12987" table:style-name="ce3">
            <text:p>1298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OUNDIOUGNE</text:p>
          </table:table-cell>
          <table:table-cell office:value-type="string" table:style-name="ce3">
            <text:p>MBAM</text:p>
          </table:table-cell>
          <table:table-cell office:value-type="float" office:value="11713" table:style-name="ce3">
            <text:p>117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OUNDIOUGNE</text:p>
          </table:table-cell>
          <table:table-cell office:value-type="string" table:style-name="ce3">
            <text:p>NIASSENE</text:p>
          </table:table-cell>
          <table:table-cell office:value-type="float" office:value="20905" table:style-name="ce3">
            <text:p>20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OUNDIOUGNE</text:p>
          </table:table-cell>
          <table:table-cell office:value-type="string" table:style-name="ce3">
            <text:p>COM. PASSY</text:p>
          </table:table-cell>
          <table:table-cell office:value-type="float" office:value="18322" table:style-name="ce3">
            <text:p>183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OUNDIOUGNE</text:p>
          </table:table-cell>
          <table:table-cell office:value-type="string" table:style-name="ce3">
            <text:p>COM. SOUM</text:p>
          </table:table-cell>
          <table:table-cell office:value-type="float" office:value="6159" table:style-name="ce3">
            <text:p>61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OUNDIOUGNE</text:p>
          </table:table-cell>
          <table:table-cell office:value-type="string" table:style-name="ce3">
            <text:p>BASSOUL</text:p>
          </table:table-cell>
          <table:table-cell office:value-type="float" office:value="11946" table:style-name="ce3">
            <text:p>119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OUNDIOUGNE</text:p>
          </table:table-cell>
          <table:table-cell office:value-type="string" table:style-name="ce3">
            <text:p>DIONEWAR</text:p>
          </table:table-cell>
          <table:table-cell office:value-type="float" office:value="12589" table:style-name="ce3">
            <text:p>125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OUNDIOUGNE</text:p>
          </table:table-cell>
          <table:table-cell office:value-type="string" table:style-name="ce3">
            <text:p>DJIRNDA</text:p>
          </table:table-cell>
          <table:table-cell office:value-type="float" office:value="10418" table:style-name="ce3">
            <text:p>104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OUNDIOUGNE</text:p>
          </table:table-cell>
          <table:table-cell office:value-type="string" table:style-name="ce3">
            <text:p>KEUR SALOUM DIANE</text:p>
          </table:table-cell>
          <table:table-cell office:value-type="float" office:value="37793" table:style-name="ce3">
            <text:p>377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OUNDIOUGNE</text:p>
          </table:table-cell>
          <table:table-cell office:value-type="string" table:style-name="ce3">
            <text:p>KEUR SAMBA GUEYE</text:p>
          </table:table-cell>
          <table:table-cell office:value-type="float" office:value="36418" table:style-name="ce3">
            <text:p>364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OUNDIOUGNE</text:p>
          </table:table-cell>
          <table:table-cell office:value-type="string" table:style-name="ce3">
            <text:p>NIORO ALASSANE TALL</text:p>
          </table:table-cell>
          <table:table-cell office:value-type="float" office:value="46366" table:style-name="ce3">
            <text:p>463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OUNDIOUGNE</text:p>
          </table:table-cell>
          <table:table-cell office:value-type="string" table:style-name="ce3">
            <text:p>TOUBACOUTA</text:p>
          </table:table-cell>
          <table:table-cell office:value-type="float" office:value="43592" table:style-name="ce3">
            <text:p>435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FOUNDIOUGNE</text:p>
          </table:table-cell>
          <table:table-cell office:value-type="string" table:style-name="ce3">
            <text:p>COM. KARANG POSTE</text:p>
          </table:table-cell>
          <table:table-cell office:value-type="float" office:value="26972" table:style-name="ce3">
            <text:p>269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GOSSAS</text:p>
          </table:table-cell>
          <table:table-cell office:value-type="string" table:style-name="ce3">
            <text:p>COM. GOSSAS</text:p>
          </table:table-cell>
          <table:table-cell office:value-type="float" office:value="15630" table:style-name="ce3">
            <text:p>15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GOSSAS</text:p>
          </table:table-cell>
          <table:table-cell office:value-type="string" table:style-name="ce3">
            <text:p>COLOBANE</text:p>
          </table:table-cell>
          <table:table-cell office:value-type="float" office:value="21341" table:style-name="ce3">
            <text:p>213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GOSSAS</text:p>
          </table:table-cell>
          <table:table-cell office:value-type="string" table:style-name="ce3">
            <text:p>MBAR</text:p>
          </table:table-cell>
          <table:table-cell office:value-type="float" office:value="36318" table:style-name="ce3">
            <text:p>363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GOSSAS</text:p>
          </table:table-cell>
          <table:table-cell office:value-type="string" table:style-name="ce3">
            <text:p>NDIENE LAGANE</text:p>
          </table:table-cell>
          <table:table-cell office:value-type="float" office:value="15326" table:style-name="ce3">
            <text:p>153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GOSSAS</text:p>
          </table:table-cell>
          <table:table-cell office:value-type="string" table:style-name="ce3">
            <text:p>OUADIOUR</text:p>
          </table:table-cell>
          <table:table-cell office:value-type="float" office:value="15609" table:style-name="ce3">
            <text:p>156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TICK</text:p>
          </table:table-cell>
          <table:table-cell office:value-type="string" table:style-name="ce3">
            <text:p>GOSSAS</text:p>
          </table:table-cell>
          <table:table-cell office:value-type="string" table:style-name="ce3">
            <text:p>PATAR LIA</text:p>
          </table:table-cell>
          <table:table-cell office:value-type="float" office:value="18744" table:style-name="ce3">
            <text:p>187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KOLDA</text:p>
          </table:table-cell>
          <table:table-cell office:value-type="string" table:style-name="ce3">
            <text:p>COM. KOLDA</text:p>
          </table:table-cell>
          <table:table-cell office:value-type="float" office:value="103574" table:style-name="ce3">
            <text:p>1035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KOLDA</text:p>
          </table:table-cell>
          <table:table-cell office:value-type="string" table:style-name="ce3">
            <text:p>DIOULACOLON</text:p>
          </table:table-cell>
          <table:table-cell office:value-type="float" office:value="32090" table:style-name="ce3">
            <text:p>320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KOLDA</text:p>
          </table:table-cell>
          <table:table-cell office:value-type="string" table:style-name="ce3">
            <text:p>MEDINA <text:s/>EL HADJI</text:p>
          </table:table-cell>
          <table:table-cell office:value-type="float" office:value="15204" table:style-name="ce3">
            <text:p>152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KOLDA</text:p>
          </table:table-cell>
          <table:table-cell office:value-type="string" table:style-name="ce3">
            <text:p>TANKANTO ESCALE</text:p>
          </table:table-cell>
          <table:table-cell office:value-type="float" office:value="18348" table:style-name="ce3">
            <text:p>183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KOLDA</text:p>
          </table:table-cell>
          <table:table-cell office:value-type="string" table:style-name="ce3">
            <text:p>GUIRO YERO BOCAR</text:p>
          </table:table-cell>
          <table:table-cell office:value-type="float" office:value="18900" table:style-name="ce3">
            <text:p>18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KOLDA</text:p>
          </table:table-cell>
          <table:table-cell office:value-type="string" table:style-name="ce3">
            <text:p>COM. SALIKEGNE</text:p>
          </table:table-cell>
          <table:table-cell office:value-type="float" office:value="4641" table:style-name="ce3">
            <text:p>46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KOLDA</text:p>
          </table:table-cell>
          <table:table-cell office:value-type="string" table:style-name="ce3">
            <text:p>COM. SARE YOBA DIEGA</text:p>
          </table:table-cell>
          <table:table-cell office:value-type="float" office:value="4199" table:style-name="ce3">
            <text:p>41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KOLDA</text:p>
          </table:table-cell>
          <table:table-cell office:value-type="string" table:style-name="ce3">
            <text:p>BAGADADJI</text:p>
          </table:table-cell>
          <table:table-cell office:value-type="float" office:value="20086" table:style-name="ce3">
            <text:p>200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KOLDA</text:p>
          </table:table-cell>
          <table:table-cell office:value-type="string" table:style-name="ce3">
            <text:p>COUMBACARA</text:p>
          </table:table-cell>
          <table:table-cell office:value-type="float" office:value="15025" table:style-name="ce3">
            <text:p>15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KOLDA</text:p>
          </table:table-cell>
          <table:table-cell office:value-type="string" table:style-name="ce3">
            <text:p>MAMPATIM</text:p>
          </table:table-cell>
          <table:table-cell office:value-type="float" office:value="21955" table:style-name="ce3">
            <text:p>219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KOLDA</text:p>
          </table:table-cell>
          <table:table-cell office:value-type="string" table:style-name="ce3">
            <text:p>DIALAMBERE</text:p>
          </table:table-cell>
          <table:table-cell office:value-type="float" office:value="16959" table:style-name="ce3">
            <text:p>169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KOLDA</text:p>
          </table:table-cell>
          <table:table-cell office:value-type="string" table:style-name="ce3">
            <text:p>MEDINA CHERIF</text:p>
          </table:table-cell>
          <table:table-cell office:value-type="float" office:value="15918" table:style-name="ce3">
            <text:p>159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KOLDA</text:p>
          </table:table-cell>
          <table:table-cell office:value-type="string" table:style-name="ce3">
            <text:p>COM. DABO</text:p>
          </table:table-cell>
          <table:table-cell office:value-type="float" office:value="9611" table:style-name="ce3">
            <text:p>96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KOLDA</text:p>
          </table:table-cell>
          <table:table-cell office:value-type="string" table:style-name="ce3">
            <text:p>SARE BIDJI</text:p>
          </table:table-cell>
          <table:table-cell office:value-type="float" office:value="22371" table:style-name="ce3">
            <text:p>223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KOLDA</text:p>
          </table:table-cell>
          <table:table-cell office:value-type="string" table:style-name="ce3">
            <text:p>THIETTY</text:p>
          </table:table-cell>
          <table:table-cell office:value-type="float" office:value="5311" table:style-name="ce3">
            <text:p>53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VELINGARA</text:p>
          </table:table-cell>
          <table:table-cell office:value-type="string" table:style-name="ce3">
            <text:p>COM. VELINGARA</text:p>
          </table:table-cell>
          <table:table-cell office:value-type="float" office:value="45431" table:style-name="ce3">
            <text:p>454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VELINGARA</text:p>
          </table:table-cell>
          <table:table-cell office:value-type="string" table:style-name="ce3">
            <text:p>BONCONTO</text:p>
          </table:table-cell>
          <table:table-cell office:value-type="float" office:value="13455" table:style-name="ce3">
            <text:p>13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VELINGARA</text:p>
          </table:table-cell>
          <table:table-cell office:value-type="string" table:style-name="ce3">
            <text:p>LINKERING</text:p>
          </table:table-cell>
          <table:table-cell office:value-type="float" office:value="22486" table:style-name="ce3">
            <text:p>224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VELINGARA</text:p>
          </table:table-cell>
          <table:table-cell office:value-type="string" table:style-name="ce3">
            <text:p>MEDINA GOUNASS</text:p>
          </table:table-cell>
          <table:table-cell office:value-type="float" office:value="91085" table:style-name="ce3">
            <text:p>910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VELINGARA</text:p>
          </table:table-cell>
          <table:table-cell office:value-type="string" table:style-name="ce3">
            <text:p>SINTHIANG <text:s/>KOUNDARA</text:p>
          </table:table-cell>
          <table:table-cell office:value-type="float" office:value="38288" table:style-name="ce3">
            <text:p>382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VELINGARA</text:p>
          </table:table-cell>
          <table:table-cell office:value-type="string" table:style-name="ce3">
            <text:p>OUASSADOU</text:p>
          </table:table-cell>
          <table:table-cell office:value-type="float" office:value="20849" table:style-name="ce3">
            <text:p>208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VELINGARA</text:p>
          </table:table-cell>
          <table:table-cell office:value-type="string" table:style-name="ce3">
            <text:p>PAROUMBA</text:p>
          </table:table-cell>
          <table:table-cell office:value-type="float" office:value="19220" table:style-name="ce3">
            <text:p>19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VELINGARA</text:p>
          </table:table-cell>
          <table:table-cell office:value-type="string" table:style-name="ce3">
            <text:p>PAKOUR</text:p>
          </table:table-cell>
          <table:table-cell office:value-type="float" office:value="16237" table:style-name="ce3">
            <text:p>162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VELINGARA</text:p>
          </table:table-cell>
          <table:table-cell office:value-type="string" table:style-name="ce3">
            <text:p>KANDIA</text:p>
          </table:table-cell>
          <table:table-cell office:value-type="float" office:value="28768" table:style-name="ce3">
            <text:p>287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VELINGARA</text:p>
          </table:table-cell>
          <table:table-cell office:value-type="string" table:style-name="ce3">
            <text:p>SARE COLY SALLE</text:p>
          </table:table-cell>
          <table:table-cell office:value-type="float" office:value="24469" table:style-name="ce3">
            <text:p>244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VELINGARA</text:p>
          </table:table-cell>
          <table:table-cell office:value-type="string" table:style-name="ce3">
            <text:p>NEMATABA</text:p>
          </table:table-cell>
          <table:table-cell office:value-type="float" office:value="11883" table:style-name="ce3">
            <text:p>118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VELINGARA</text:p>
          </table:table-cell>
          <table:table-cell office:value-type="string" table:style-name="ce3">
            <text:p>KANDIAYE</text:p>
          </table:table-cell>
          <table:table-cell office:value-type="float" office:value="15351" table:style-name="ce3">
            <text:p>153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VELINGARA</text:p>
          </table:table-cell>
          <table:table-cell office:value-type="string" table:style-name="ce3">
            <text:p>COM. DIAOUBE- KABENDOU</text:p>
          </table:table-cell>
          <table:table-cell office:value-type="float" office:value="41411" table:style-name="ce3">
            <text:p>414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VELINGARA</text:p>
          </table:table-cell>
          <table:table-cell office:value-type="string" table:style-name="ce3">
            <text:p>COM. KOUNKANE</text:p>
          </table:table-cell>
          <table:table-cell office:value-type="float" office:value="16216" table:style-name="ce3">
            <text:p>162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MEDINA YORO FOULAH</text:p>
          </table:table-cell>
          <table:table-cell office:value-type="string" table:style-name="ce3">
            <text:p>COM. MEDINA YORO FOULAH</text:p>
          </table:table-cell>
          <table:table-cell office:value-type="float" office:value="4936" table:style-name="ce3">
            <text:p>49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MEDINA YORO FOULAH</text:p>
          </table:table-cell>
          <table:table-cell office:value-type="string" table:style-name="ce3">
            <text:p>FAFACOUROU</text:p>
          </table:table-cell>
          <table:table-cell office:value-type="float" office:value="10911" table:style-name="ce3">
            <text:p>109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MEDINA YORO FOULAH</text:p>
          </table:table-cell>
          <table:table-cell office:value-type="string" table:style-name="ce3">
            <text:p>BADION</text:p>
          </table:table-cell>
          <table:table-cell office:value-type="float" office:value="17878" table:style-name="ce3">
            <text:p>178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MEDINA YORO FOULAH</text:p>
          </table:table-cell>
          <table:table-cell office:value-type="string" table:style-name="ce3">
            <text:p>NDORNA</text:p>
          </table:table-cell>
          <table:table-cell office:value-type="float" office:value="16168" table:style-name="ce3">
            <text:p>161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MEDINA YORO FOULAH</text:p>
          </table:table-cell>
          <table:table-cell office:value-type="string" table:style-name="ce3">
            <text:p>BIGNARABE</text:p>
          </table:table-cell>
          <table:table-cell office:value-type="float" office:value="7766" table:style-name="ce3">
            <text:p>77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MEDINA YORO FOULAH</text:p>
          </table:table-cell>
          <table:table-cell office:value-type="string" table:style-name="ce3">
            <text:p>BOUROUCO</text:p>
          </table:table-cell>
          <table:table-cell office:value-type="float" office:value="35461" table:style-name="ce3">
            <text:p>354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MEDINA YORO FOULAH</text:p>
          </table:table-cell>
          <table:table-cell office:value-type="string" table:style-name="ce3">
            <text:p>KOULINTO</text:p>
          </table:table-cell>
          <table:table-cell office:value-type="float" office:value="8675" table:style-name="ce3">
            <text:p>86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MEDINA YORO FOULAH</text:p>
          </table:table-cell>
          <table:table-cell office:value-type="string" table:style-name="ce3">
            <text:p>DINGUIRAYE</text:p>
          </table:table-cell>
          <table:table-cell office:value-type="float" office:value="18514" table:style-name="ce3">
            <text:p>185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MEDINA YORO FOULAH</text:p>
          </table:table-cell>
          <table:table-cell office:value-type="string" table:style-name="ce3">
            <text:p>KEREWANE</text:p>
          </table:table-cell>
          <table:table-cell office:value-type="float" office:value="41030" table:style-name="ce3">
            <text:p>41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MEDINA YORO FOULAH</text:p>
          </table:table-cell>
          <table:table-cell office:value-type="string" table:style-name="ce3">
            <text:p>NIAMING</text:p>
          </table:table-cell>
          <table:table-cell office:value-type="float" office:value="19852" table:style-name="ce3">
            <text:p>198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DA</text:p>
          </table:table-cell>
          <table:table-cell office:value-type="string" table:style-name="ce3">
            <text:p>MEDINA YORO FOULAH</text:p>
          </table:table-cell>
          <table:table-cell office:value-type="string" table:style-name="ce3">
            <text:p>COM. PATA</text:p>
          </table:table-cell>
          <table:table-cell office:value-type="float" office:value="4265" table:style-name="ce3">
            <text:p>42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MATAM</text:p>
          </table:table-cell>
          <table:table-cell office:value-type="string" table:style-name="ce3">
            <text:p>COM. MATAM</text:p>
          </table:table-cell>
          <table:table-cell office:value-type="float" office:value="27695" table:style-name="ce3">
            <text:p>276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MATAM</text:p>
          </table:table-cell>
          <table:table-cell office:value-type="string" table:style-name="ce3">
            <text:p>COM. OUROSSOGUI</text:p>
          </table:table-cell>
          <table:table-cell office:value-type="float" office:value="27222" table:style-name="ce3">
            <text:p>272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MATAM</text:p>
          </table:table-cell>
          <table:table-cell office:value-type="string" table:style-name="ce3">
            <text:p>AGNAM-CIVOL</text:p>
          </table:table-cell>
          <table:table-cell office:value-type="float" office:value="33358" table:style-name="ce3">
            <text:p>333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MATAM</text:p>
          </table:table-cell>
          <table:table-cell office:value-type="string" table:style-name="ce3">
            <text:p>OREFONDE</text:p>
          </table:table-cell>
          <table:table-cell office:value-type="float" office:value="25799" table:style-name="ce3">
            <text:p>257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MATAM</text:p>
          </table:table-cell>
          <table:table-cell office:value-type="string" table:style-name="ce3">
            <text:p>DABIA</text:p>
          </table:table-cell>
          <table:table-cell office:value-type="float" office:value="29197" table:style-name="ce3">
            <text:p>291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MATAM</text:p>
          </table:table-cell>
          <table:table-cell office:value-type="string" table:style-name="ce3">
            <text:p>COM. NGUIDILOGNE</text:p>
          </table:table-cell>
          <table:table-cell office:value-type="float" office:value="14423" table:style-name="ce3">
            <text:p>144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MATAM</text:p>
          </table:table-cell>
          <table:table-cell office:value-type="string" table:style-name="ce3">
            <text:p>COM. THILOGNE</text:p>
          </table:table-cell>
          <table:table-cell office:value-type="float" office:value="15044" table:style-name="ce3">
            <text:p>150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MATAM</text:p>
          </table:table-cell>
          <table:table-cell office:value-type="string" table:style-name="ce3">
            <text:p>BOKIDIAWE</text:p>
          </table:table-cell>
          <table:table-cell office:value-type="float" office:value="73400" table:style-name="ce3">
            <text:p>73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MATAM</text:p>
          </table:table-cell>
          <table:table-cell office:value-type="string" table:style-name="ce3">
            <text:p>NABADJI-CIVOL</text:p>
          </table:table-cell>
          <table:table-cell office:value-type="float" office:value="75055" table:style-name="ce3">
            <text:p>75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MATAM</text:p>
          </table:table-cell>
          <table:table-cell office:value-type="string" table:style-name="ce3">
            <text:p>OGO</text:p>
          </table:table-cell>
          <table:table-cell office:value-type="float" office:value="65694" table:style-name="ce3">
            <text:p>656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KANEL</text:p>
          </table:table-cell>
          <table:table-cell office:value-type="string" table:style-name="ce3">
            <text:p>COM. KANEL</text:p>
          </table:table-cell>
          <table:table-cell office:value-type="float" office:value="15244" table:style-name="ce3">
            <text:p>152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KANEL</text:p>
          </table:table-cell>
          <table:table-cell office:value-type="string" table:style-name="ce3">
            <text:p>BOKILADJI</text:p>
          </table:table-cell>
          <table:table-cell office:value-type="float" office:value="46164" table:style-name="ce3">
            <text:p>461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KANEL</text:p>
          </table:table-cell>
          <table:table-cell office:value-type="string" table:style-name="ce3">
            <text:p>ORKADIERE</text:p>
          </table:table-cell>
          <table:table-cell office:value-type="float" office:value="56051" table:style-name="ce3">
            <text:p>560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KANEL</text:p>
          </table:table-cell>
          <table:table-cell office:value-type="string" table:style-name="ce3">
            <text:p>AOURE</text:p>
          </table:table-cell>
          <table:table-cell office:value-type="float" office:value="55799" table:style-name="ce3">
            <text:p>557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KANEL</text:p>
          </table:table-cell>
          <table:table-cell office:value-type="string" table:style-name="ce3">
            <text:p>COM. DEMBANCANE</text:p>
          </table:table-cell>
          <table:table-cell office:value-type="float" office:value="5781" table:style-name="ce3">
            <text:p>57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KANEL</text:p>
          </table:table-cell>
          <table:table-cell office:value-type="string" table:style-name="ce3">
            <text:p>COM. ODOBERE</text:p>
          </table:table-cell>
          <table:table-cell office:value-type="float" office:value="7384" table:style-name="ce3">
            <text:p>73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KANEL</text:p>
          </table:table-cell>
          <table:table-cell office:value-type="string" table:style-name="ce3">
            <text:p>COM. SEMME</text:p>
          </table:table-cell>
          <table:table-cell office:value-type="float" office:value="9213" table:style-name="ce3">
            <text:p>92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KANEL</text:p>
          </table:table-cell>
          <table:table-cell office:value-type="string" table:style-name="ce3">
            <text:p>COM. WAOUNDE</text:p>
          </table:table-cell>
          <table:table-cell office:value-type="float" office:value="9376" table:style-name="ce3">
            <text:p>93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KANEL</text:p>
          </table:table-cell>
          <table:table-cell office:value-type="string" table:style-name="ce3">
            <text:p>NDENDORY</text:p>
          </table:table-cell>
          <table:table-cell office:value-type="float" office:value="50965" table:style-name="ce3">
            <text:p>509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KANEL</text:p>
          </table:table-cell>
          <table:table-cell office:value-type="string" table:style-name="ce3">
            <text:p>OURO SIDY</text:p>
          </table:table-cell>
          <table:table-cell office:value-type="float" office:value="52849" table:style-name="ce3">
            <text:p>528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KANEL</text:p>
          </table:table-cell>
          <table:table-cell office:value-type="string" table:style-name="ce3">
            <text:p>COM. HAMADY OUNARE</text:p>
          </table:table-cell>
          <table:table-cell office:value-type="float" office:value="12646" table:style-name="ce3">
            <text:p>126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KANEL</text:p>
          </table:table-cell>
          <table:table-cell office:value-type="string" table:style-name="ce3">
            <text:p>COM. SINTHIOU BAMANBE-BANADJI</text:p>
          </table:table-cell>
          <table:table-cell office:value-type="float" office:value="20048" table:style-name="ce3">
            <text:p>200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RANEROU FERLO</text:p>
          </table:table-cell>
          <table:table-cell office:value-type="string" table:style-name="ce3">
            <text:p>COM. RANEROU</text:p>
          </table:table-cell>
          <table:table-cell office:value-type="float" office:value="4648" table:style-name="ce3">
            <text:p>46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RANEROU FERLO</text:p>
          </table:table-cell>
          <table:table-cell office:value-type="string" table:style-name="ce3">
            <text:p>LOUGRE-THIOLY</text:p>
          </table:table-cell>
          <table:table-cell office:value-type="float" office:value="11070" table:style-name="ce3">
            <text:p>110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RANEROU FERLO</text:p>
          </table:table-cell>
          <table:table-cell office:value-type="string" table:style-name="ce3">
            <text:p>VELINGARA</text:p>
          </table:table-cell>
          <table:table-cell office:value-type="float" office:value="35206" table:style-name="ce3">
            <text:p>352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TAM</text:p>
          </table:table-cell>
          <table:table-cell office:value-type="string" table:style-name="ce3">
            <text:p>RANEROU FERLO</text:p>
          </table:table-cell>
          <table:table-cell office:value-type="string" table:style-name="ce3">
            <text:p>OUDALAYE</text:p>
          </table:table-cell>
          <table:table-cell office:value-type="float" office:value="52301" table:style-name="ce3">
            <text:p>5230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AFFRINE</text:p>
          </table:table-cell>
          <table:table-cell office:value-type="string" table:style-name="ce3">
            <text:p>COM. KAFFRINE</text:p>
          </table:table-cell>
          <table:table-cell office:value-type="float" office:value="57307" table:style-name="ce3">
            <text:p>573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AFFRINE</text:p>
          </table:table-cell>
          <table:table-cell office:value-type="string" table:style-name="ce3">
            <text:p>BOULEL</text:p>
          </table:table-cell>
          <table:table-cell office:value-type="float" office:value="30083" table:style-name="ce3">
            <text:p>300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AFFRINE</text:p>
          </table:table-cell>
          <table:table-cell office:value-type="string" table:style-name="ce3">
            <text:p>GNIBY</text:p>
          </table:table-cell>
          <table:table-cell office:value-type="float" office:value="19778" table:style-name="ce3">
            <text:p>197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AFFRINE</text:p>
          </table:table-cell>
          <table:table-cell office:value-type="string" table:style-name="ce3">
            <text:p>KAHI</text:p>
          </table:table-cell>
          <table:table-cell office:value-type="float" office:value="29215" table:style-name="ce3">
            <text:p>29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AFFRINE</text:p>
          </table:table-cell>
          <table:table-cell office:value-type="string" table:style-name="ce3">
            <text:p>DIOKOUL M’BELBOUCK</text:p>
          </table:table-cell>
          <table:table-cell office:value-type="float" office:value="33591" table:style-name="ce3">
            <text:p>335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AFFRINE</text:p>
          </table:table-cell>
          <table:table-cell office:value-type="string" table:style-name="ce3">
            <text:p>KATHIOTE</text:p>
          </table:table-cell>
          <table:table-cell office:value-type="float" office:value="44396" table:style-name="ce3">
            <text:p>443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AFFRINE</text:p>
          </table:table-cell>
          <table:table-cell office:value-type="string" table:style-name="ce3">
            <text:p>MEDINATOUL SALAM 2</text:p>
          </table:table-cell>
          <table:table-cell office:value-type="float" office:value="27628" table:style-name="ce3">
            <text:p>276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AFFRINE</text:p>
          </table:table-cell>
          <table:table-cell office:value-type="string" table:style-name="ce3">
            <text:p>DIAMAGADIO</text:p>
          </table:table-cell>
          <table:table-cell office:value-type="float" office:value="24420" table:style-name="ce3">
            <text:p>24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AFFRINE</text:p>
          </table:table-cell>
          <table:table-cell office:value-type="string" table:style-name="ce3">
            <text:p>COM. N’GANDA</text:p>
          </table:table-cell>
          <table:table-cell office:value-type="float" office:value="14369" table:style-name="ce3">
            <text:p>143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BIRKELANE</text:p>
          </table:table-cell>
          <table:table-cell office:value-type="string" table:style-name="ce3">
            <text:p>COM. BIRKELANE</text:p>
          </table:table-cell>
          <table:table-cell office:value-type="float" office:value="10891" table:style-name="ce3">
            <text:p>108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BIRKELANE</text:p>
          </table:table-cell>
          <table:table-cell office:value-type="string" table:style-name="ce3">
            <text:p>KEUR M’BOUKI</text:p>
          </table:table-cell>
          <table:table-cell office:value-type="float" office:value="14229" table:style-name="ce3">
            <text:p>142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BIRKELANE</text:p>
          </table:table-cell>
          <table:table-cell office:value-type="string" table:style-name="ce3">
            <text:p>TOUBA M’BELLA</text:p>
          </table:table-cell>
          <table:table-cell office:value-type="float" office:value="14414" table:style-name="ce3">
            <text:p>144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BIRKELANE</text:p>
          </table:table-cell>
          <table:table-cell office:value-type="string" table:style-name="ce3">
            <text:p>DIAMAL</text:p>
          </table:table-cell>
          <table:table-cell office:value-type="float" office:value="15776" table:style-name="ce3">
            <text:p>157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BIRKELANE</text:p>
          </table:table-cell>
          <table:table-cell office:value-type="string" table:style-name="ce3">
            <text:p>MABO</text:p>
          </table:table-cell>
          <table:table-cell office:value-type="float" office:value="36514" table:style-name="ce3">
            <text:p>365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BIRKELANE</text:p>
          </table:table-cell>
          <table:table-cell office:value-type="string" table:style-name="ce3">
            <text:p>N’DIOGNICK</text:p>
          </table:table-cell>
          <table:table-cell office:value-type="float" office:value="44449" table:style-name="ce3">
            <text:p>444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BIRKELANE</text:p>
          </table:table-cell>
          <table:table-cell office:value-type="string" table:style-name="ce3">
            <text:p>MBEULEUP</text:p>
          </table:table-cell>
          <table:table-cell office:value-type="float" office:value="7484" table:style-name="ce3">
            <text:p>74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BIRKELANE</text:p>
          </table:table-cell>
          <table:table-cell office:value-type="string" table:style-name="ce3">
            <text:p>SEGRE GATTA</text:p>
          </table:table-cell>
          <table:table-cell office:value-type="float" office:value="7307" table:style-name="ce3">
            <text:p>73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OUNGHEUL</text:p>
          </table:table-cell>
          <table:table-cell office:value-type="string" table:style-name="ce3">
            <text:p>COM. KOUNGHEUL</text:p>
          </table:table-cell>
          <table:table-cell office:value-type="float" office:value="31149" table:style-name="ce3">
            <text:p>311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OUNGHEUL</text:p>
          </table:table-cell>
          <table:table-cell office:value-type="string" table:style-name="ce3">
            <text:p>SALY ESCALE</text:p>
          </table:table-cell>
          <table:table-cell office:value-type="float" office:value="34134" table:style-name="ce3">
            <text:p>341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OUNGHEUL</text:p>
          </table:table-cell>
          <table:table-cell office:value-type="string" table:style-name="ce3">
            <text:p>FASS THIEKENE</text:p>
          </table:table-cell>
          <table:table-cell office:value-type="float" office:value="23547" table:style-name="ce3">
            <text:p>235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OUNGHEUL</text:p>
          </table:table-cell>
          <table:table-cell office:value-type="string" table:style-name="ce3">
            <text:p>IDA MOURIDE</text:p>
          </table:table-cell>
          <table:table-cell office:value-type="float" office:value="31535" table:style-name="ce3">
            <text:p>31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OUNGHEUL</text:p>
          </table:table-cell>
          <table:table-cell office:value-type="string" table:style-name="ce3">
            <text:p>LOUR ESCALE</text:p>
          </table:table-cell>
          <table:table-cell office:value-type="float" office:value="34905" table:style-name="ce3">
            <text:p>34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OUNGHEUL</text:p>
          </table:table-cell>
          <table:table-cell office:value-type="string" table:style-name="ce3">
            <text:p>RIBOT ESCALE</text:p>
          </table:table-cell>
          <table:table-cell office:value-type="float" office:value="23010" table:style-name="ce3">
            <text:p>23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OUNGHEUL</text:p>
          </table:table-cell>
          <table:table-cell office:value-type="string" table:style-name="ce3">
            <text:p>GAINTHE PATHE</text:p>
          </table:table-cell>
          <table:table-cell office:value-type="float" office:value="25769" table:style-name="ce3">
            <text:p>257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OUNGHEUL</text:p>
          </table:table-cell>
          <table:table-cell office:value-type="string" table:style-name="ce3">
            <text:p>MAKA YOP</text:p>
          </table:table-cell>
          <table:table-cell office:value-type="float" office:value="19428" table:style-name="ce3">
            <text:p>194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KOUNGHEUL</text:p>
          </table:table-cell>
          <table:table-cell office:value-type="string" table:style-name="ce3">
            <text:p>MISSIRAH WADENE</text:p>
          </table:table-cell>
          <table:table-cell office:value-type="float" office:value="29827" table:style-name="ce3">
            <text:p>298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MALEM HODDAR</text:p>
          </table:table-cell>
          <table:table-cell office:value-type="string" table:style-name="ce3">
            <text:p>COM. MALEM HODDAR</text:p>
          </table:table-cell>
          <table:table-cell office:value-type="float" office:value="12188" table:style-name="ce3">
            <text:p>121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MALEM HODDAR</text:p>
          </table:table-cell>
          <table:table-cell office:value-type="string" table:style-name="ce3">
            <text:p>DAROU MINAM II</text:p>
          </table:table-cell>
          <table:table-cell office:value-type="float" office:value="21301" table:style-name="ce3">
            <text:p>2130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MALEM HODDAR</text:p>
          </table:table-cell>
          <table:table-cell office:value-type="string" table:style-name="ce3">
            <text:p>N’DIOUM <text:s/>N’GAINTH</text:p>
          </table:table-cell>
          <table:table-cell office:value-type="float" office:value="12613" table:style-name="ce3">
            <text:p>126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MALEM HODDAR</text:p>
          </table:table-cell>
          <table:table-cell office:value-type="string" table:style-name="ce3">
            <text:p>KHELCOM</text:p>
          </table:table-cell>
          <table:table-cell office:value-type="float" office:value="1834" table:style-name="ce3">
            <text:p>18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MALEM HODDAR</text:p>
          </table:table-cell>
          <table:table-cell office:value-type="string" table:style-name="ce3">
            <text:p>NDIOBENE SAMBA LAMO</text:p>
          </table:table-cell>
          <table:table-cell office:value-type="float" office:value="8581" table:style-name="ce3">
            <text:p>85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MALEM HODDAR</text:p>
          </table:table-cell>
          <table:table-cell office:value-type="string" table:style-name="ce3">
            <text:p>DIANKE SOUF</text:p>
          </table:table-cell>
          <table:table-cell office:value-type="float" office:value="25357" table:style-name="ce3">
            <text:p>253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FFRINE</text:p>
          </table:table-cell>
          <table:table-cell office:value-type="string" table:style-name="ce3">
            <text:p>MALEM HODDAR</text:p>
          </table:table-cell>
          <table:table-cell office:value-type="string" table:style-name="ce3">
            <text:p>SAGNA</text:p>
          </table:table-cell>
          <table:table-cell office:value-type="float" office:value="53375" table:style-name="ce3">
            <text:p>53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KEDOUGOU</text:p>
          </table:table-cell>
          <table:table-cell office:value-type="string" table:style-name="ce3">
            <text:p>COM. KEDOUGOU</text:p>
          </table:table-cell>
          <table:table-cell office:value-type="float" office:value="59231" table:style-name="ce3">
            <text:p>592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KEDOUGOU</text:p>
          </table:table-cell>
          <table:table-cell office:value-type="string" table:style-name="ce3">
            <text:p>BANDAFASSI</text:p>
          </table:table-cell>
          <table:table-cell office:value-type="float" office:value="15840" table:style-name="ce3">
            <text:p>15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KEDOUGOU</text:p>
          </table:table-cell>
          <table:table-cell office:value-type="string" table:style-name="ce3">
            <text:p>TOMBORONKOTO</text:p>
          </table:table-cell>
          <table:table-cell office:value-type="float" office:value="18360" table:style-name="ce3">
            <text:p>183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KEDOUGOU</text:p>
          </table:table-cell>
          <table:table-cell office:value-type="string" table:style-name="ce3">
            <text:p>DINDIFELO</text:p>
          </table:table-cell>
          <table:table-cell office:value-type="float" office:value="7590" table:style-name="ce3">
            <text:p>75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KEDOUGOU</text:p>
          </table:table-cell>
          <table:table-cell office:value-type="string" table:style-name="ce3">
            <text:p>NINEFECHA</text:p>
          </table:table-cell>
          <table:table-cell office:value-type="float" office:value="8715" table:style-name="ce3">
            <text:p>8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KEDOUGOU</text:p>
          </table:table-cell>
          <table:table-cell office:value-type="string" table:style-name="ce3">
            <text:p>DIMBOLI</text:p>
          </table:table-cell>
          <table:table-cell office:value-type="float" office:value="9023" table:style-name="ce3">
            <text:p>9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KEDOUGOU</text:p>
          </table:table-cell>
          <table:table-cell office:value-type="string" table:style-name="ce3">
            <text:p>FONGOLEMBI</text:p>
          </table:table-cell>
          <table:table-cell office:value-type="float" office:value="5507" table:style-name="ce3">
            <text:p>55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SALEMATA</text:p>
          </table:table-cell>
          <table:table-cell office:value-type="string" table:style-name="ce3">
            <text:p>COM. SALEMATA</text:p>
          </table:table-cell>
          <table:table-cell office:value-type="float" office:value="6712" table:style-name="ce3">
            <text:p>67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SALEMATA</text:p>
          </table:table-cell>
          <table:table-cell office:value-type="string" table:style-name="ce3">
            <text:p>DAKATELI</text:p>
          </table:table-cell>
          <table:table-cell office:value-type="float" office:value="4767" table:style-name="ce3">
            <text:p>47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SALEMATA</text:p>
          </table:table-cell>
          <table:table-cell office:value-type="string" table:style-name="ce3">
            <text:p>KEVOYE</text:p>
          </table:table-cell>
          <table:table-cell office:value-type="float" office:value="5559" table:style-name="ce3">
            <text:p>55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SALEMATA</text:p>
          </table:table-cell>
          <table:table-cell office:value-type="string" table:style-name="ce3">
            <text:p>DAR SALAM</text:p>
          </table:table-cell>
          <table:table-cell office:value-type="float" office:value="4165" table:style-name="ce3">
            <text:p>41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SALEMATA</text:p>
          </table:table-cell>
          <table:table-cell office:value-type="string" table:style-name="ce3">
            <text:p>ETHIOLO</text:p>
          </table:table-cell>
          <table:table-cell office:value-type="float" office:value="4310" table:style-name="ce3">
            <text:p>4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SALEMATA</text:p>
          </table:table-cell>
          <table:table-cell office:value-type="string" table:style-name="ce3">
            <text:p>OUBADJI</text:p>
          </table:table-cell>
          <table:table-cell office:value-type="float" office:value="2513" table:style-name="ce3">
            <text:p>25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SARAYA</text:p>
          </table:table-cell>
          <table:table-cell office:value-type="string" table:style-name="ce3">
            <text:p>COM. SARAYA</text:p>
          </table:table-cell>
          <table:table-cell office:value-type="float" office:value="4385" table:style-name="ce3">
            <text:p>43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SARAYA</text:p>
          </table:table-cell>
          <table:table-cell office:value-type="string" table:style-name="ce3">
            <text:p>MEDINA BAFFE</text:p>
          </table:table-cell>
          <table:table-cell office:value-type="float" office:value="10743" table:style-name="ce3">
            <text:p>107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SARAYA</text:p>
          </table:table-cell>
          <table:table-cell office:value-type="string" table:style-name="ce3">
            <text:p>BEMBOU</text:p>
          </table:table-cell>
          <table:table-cell office:value-type="float" office:value="26820" table:style-name="ce3">
            <text:p>26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SARAYA</text:p>
          </table:table-cell>
          <table:table-cell office:value-type="string" table:style-name="ce3">
            <text:p>KHOSSANTO</text:p>
          </table:table-cell>
          <table:table-cell office:value-type="float" office:value="11176" table:style-name="ce3">
            <text:p>111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SARAYA</text:p>
          </table:table-cell>
          <table:table-cell office:value-type="string" table:style-name="ce3">
            <text:p>MISSIRAH SIRIMANA</text:p>
          </table:table-cell>
          <table:table-cell office:value-type="float" office:value="21715" table:style-name="ce3">
            <text:p>21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DOUGOU</text:p>
          </table:table-cell>
          <table:table-cell office:value-type="string" table:style-name="ce3">
            <text:p>SARAYA</text:p>
          </table:table-cell>
          <table:table-cell office:value-type="string" table:style-name="ce3">
            <text:p>SABODALA</text:p>
          </table:table-cell>
          <table:table-cell office:value-type="float" office:value="18016" table:style-name="ce3">
            <text:p>180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SEDHIOU</text:p>
          </table:table-cell>
          <table:table-cell office:value-type="string" table:style-name="ce3">
            <text:p>COM. SEDHIOU</text:p>
          </table:table-cell>
          <table:table-cell office:value-type="float" office:value="31511" table:style-name="ce3">
            <text:p>315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SEDHIOU</text:p>
          </table:table-cell>
          <table:table-cell office:value-type="string" table:style-name="ce3">
            <text:p>COM. MARSASSOUM</text:p>
          </table:table-cell>
          <table:table-cell office:value-type="float" office:value="9815" table:style-name="ce3">
            <text:p>9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SEDHIOU</text:p>
          </table:table-cell>
          <table:table-cell office:value-type="string" table:style-name="ce3">
            <text:p>DIENDE</text:p>
          </table:table-cell>
          <table:table-cell office:value-type="float" office:value="16703" table:style-name="ce3">
            <text:p>167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SEDHIOU</text:p>
          </table:table-cell>
          <table:table-cell office:value-type="string" table:style-name="ce3">
            <text:p>SAKAR</text:p>
          </table:table-cell>
          <table:table-cell office:value-type="float" office:value="11535" table:style-name="ce3">
            <text:p>11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SEDHIOU</text:p>
          </table:table-cell>
          <table:table-cell office:value-type="string" table:style-name="ce3">
            <text:p>DIANNAH BA</text:p>
          </table:table-cell>
          <table:table-cell office:value-type="float" office:value="9245" table:style-name="ce3">
            <text:p>9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SEDHIOU</text:p>
          </table:table-cell>
          <table:table-cell office:value-type="string" table:style-name="ce3">
            <text:p>KOUSSY</text:p>
          </table:table-cell>
          <table:table-cell office:value-type="float" office:value="12759" table:style-name="ce3">
            <text:p>127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SEDHIOU</text:p>
          </table:table-cell>
          <table:table-cell office:value-type="string" table:style-name="ce3">
            <text:p>OUDOUCAR</text:p>
          </table:table-cell>
          <table:table-cell office:value-type="float" office:value="11972" table:style-name="ce3">
            <text:p>119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SEDHIOU</text:p>
          </table:table-cell>
          <table:table-cell office:value-type="string" table:style-name="ce3">
            <text:p>SAMA KANTA PEULH</text:p>
          </table:table-cell>
          <table:table-cell office:value-type="float" office:value="4357" table:style-name="ce3">
            <text:p>43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SEDHIOU</text:p>
          </table:table-cell>
          <table:table-cell office:value-type="string" table:style-name="ce3">
            <text:p>COM. DIANAH MALARY</text:p>
          </table:table-cell>
          <table:table-cell office:value-type="float" office:value="3272" table:style-name="ce3">
            <text:p>32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SEDHIOU</text:p>
          </table:table-cell>
          <table:table-cell office:value-type="string" table:style-name="ce3">
            <text:p>BENET- BIJINI</text:p>
          </table:table-cell>
          <table:table-cell office:value-type="float" office:value="13816" table:style-name="ce3">
            <text:p>138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SEDHIOU</text:p>
          </table:table-cell>
          <table:table-cell office:value-type="string" table:style-name="ce3">
            <text:p>SANSAMBA</text:p>
          </table:table-cell>
          <table:table-cell office:value-type="float" office:value="18095" table:style-name="ce3">
            <text:p>180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SEDHIOU</text:p>
          </table:table-cell>
          <table:table-cell office:value-type="string" table:style-name="ce3">
            <text:p>DJIBABOUYA</text:p>
          </table:table-cell>
          <table:table-cell office:value-type="float" office:value="6845" table:style-name="ce3">
            <text:p>6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SEDHIOU</text:p>
          </table:table-cell>
          <table:table-cell office:value-type="string" table:style-name="ce3">
            <text:p>BAMBALI</text:p>
          </table:table-cell>
          <table:table-cell office:value-type="float" office:value="20424" table:style-name="ce3">
            <text:p>204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SEDHIOU</text:p>
          </table:table-cell>
          <table:table-cell office:value-type="string" table:style-name="ce3">
            <text:p>DJIREDJI</text:p>
          </table:table-cell>
          <table:table-cell office:value-type="float" office:value="22946" table:style-name="ce3">
            <text:p>229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BOUNKILING</text:p>
          </table:table-cell>
          <table:table-cell office:value-type="string" table:style-name="ce3">
            <text:p>COM. BOUNKILING</text:p>
          </table:table-cell>
          <table:table-cell office:value-type="float" office:value="9969" table:style-name="ce3">
            <text:p>99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BOUNKILING</text:p>
          </table:table-cell>
          <table:table-cell office:value-type="string" table:style-name="ce3">
            <text:p>BOGHAL</text:p>
          </table:table-cell>
          <table:table-cell office:value-type="float" office:value="19561" table:style-name="ce3">
            <text:p>195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BOUNKILING</text:p>
          </table:table-cell>
          <table:table-cell office:value-type="string" table:style-name="ce3">
            <text:p>TANKON</text:p>
          </table:table-cell>
          <table:table-cell office:value-type="float" office:value="34349" table:style-name="ce3">
            <text:p>343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BOUNKILING</text:p>
          </table:table-cell>
          <table:table-cell office:value-type="string" table:style-name="ce3">
            <text:p>DJINANY</text:p>
          </table:table-cell>
          <table:table-cell office:value-type="float" office:value="4808" table:style-name="ce3">
            <text:p>48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BOUNKILING</text:p>
          </table:table-cell>
          <table:table-cell office:value-type="string" table:style-name="ce3">
            <text:p>NDIAMALATHIEL</text:p>
          </table:table-cell>
          <table:table-cell office:value-type="float" office:value="20305" table:style-name="ce3">
            <text:p>20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BOUNKILING</text:p>
          </table:table-cell>
          <table:table-cell office:value-type="string" table:style-name="ce3">
            <text:p>COM. NDIAMACOUTA</text:p>
          </table:table-cell>
          <table:table-cell office:value-type="float" office:value="11543" table:style-name="ce3">
            <text:p>115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BOUNKILING</text:p>
          </table:table-cell>
          <table:table-cell office:value-type="string" table:style-name="ce3">
            <text:p>BONA</text:p>
          </table:table-cell>
          <table:table-cell office:value-type="float" office:value="8880" table:style-name="ce3">
            <text:p>88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BOUNKILING</text:p>
          </table:table-cell>
          <table:table-cell office:value-type="string" table:style-name="ce3">
            <text:p>DIACOUNDA</text:p>
          </table:table-cell>
          <table:table-cell office:value-type="float" office:value="8458" table:style-name="ce3">
            <text:p>84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BOUNKILING</text:p>
          </table:table-cell>
          <table:table-cell office:value-type="string" table:style-name="ce3">
            <text:p>INOR</text:p>
          </table:table-cell>
          <table:table-cell office:value-type="float" office:value="12255" table:style-name="ce3">
            <text:p>12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BOUNKILING</text:p>
          </table:table-cell>
          <table:table-cell office:value-type="string" table:style-name="ce3">
            <text:p>KANDION MANGANA</text:p>
          </table:table-cell>
          <table:table-cell office:value-type="float" office:value="2381" table:style-name="ce3">
            <text:p>23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BOUNKILING</text:p>
          </table:table-cell>
          <table:table-cell office:value-type="string" table:style-name="ce3">
            <text:p>DIAROUME</text:p>
          </table:table-cell>
          <table:table-cell office:value-type="float" office:value="23718" table:style-name="ce3">
            <text:p>237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BOUNKILING</text:p>
          </table:table-cell>
          <table:table-cell office:value-type="string" table:style-name="ce3">
            <text:p>DIAMBATY</text:p>
          </table:table-cell>
          <table:table-cell office:value-type="float" office:value="14520" table:style-name="ce3">
            <text:p>145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BOUNKILING</text:p>
          </table:table-cell>
          <table:table-cell office:value-type="string" table:style-name="ce3">
            <text:p>FAOUNE</text:p>
          </table:table-cell>
          <table:table-cell office:value-type="float" office:value="18594" table:style-name="ce3">
            <text:p>185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BOUNKILING</text:p>
          </table:table-cell>
          <table:table-cell office:value-type="string" table:style-name="ce3">
            <text:p>COM. MADINA WANDIFA</text:p>
          </table:table-cell>
          <table:table-cell office:value-type="float" office:value="18531" table:style-name="ce3">
            <text:p>185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GOUDOMP</text:p>
          </table:table-cell>
          <table:table-cell office:value-type="string" table:style-name="ce3">
            <text:p>COM. GOUDOMP</text:p>
          </table:table-cell>
          <table:table-cell office:value-type="float" office:value="15993" table:style-name="ce3">
            <text:p>159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GOUDOMP</text:p>
          </table:table-cell>
          <table:table-cell office:value-type="string" table:style-name="ce3">
            <text:p>DJIBANAR</text:p>
          </table:table-cell>
          <table:table-cell office:value-type="float" office:value="12165" table:style-name="ce3">
            <text:p>121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GOUDOMP</text:p>
          </table:table-cell>
          <table:table-cell office:value-type="string" table:style-name="ce3">
            <text:p>KAOUR</text:p>
          </table:table-cell>
          <table:table-cell office:value-type="float" office:value="5701" table:style-name="ce3">
            <text:p>570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GOUDOMP</text:p>
          </table:table-cell>
          <table:table-cell office:value-type="string" table:style-name="ce3">
            <text:p>MANGAROUNGOU SANTO</text:p>
          </table:table-cell>
          <table:table-cell office:value-type="float" office:value="13689" table:style-name="ce3">
            <text:p>136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GOUDOMP</text:p>
          </table:table-cell>
          <table:table-cell office:value-type="string" table:style-name="ce3">
            <text:p>SIMBADI BALANTE</text:p>
          </table:table-cell>
          <table:table-cell office:value-type="float" office:value="23237" table:style-name="ce3">
            <text:p>232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GOUDOMP</text:p>
          </table:table-cell>
          <table:table-cell office:value-type="string" table:style-name="ce3">
            <text:p>YARANG BALANTE</text:p>
          </table:table-cell>
          <table:table-cell office:value-type="float" office:value="15880" table:style-name="ce3">
            <text:p>158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GOUDOMP</text:p>
          </table:table-cell>
          <table:table-cell office:value-type="string" table:style-name="ce3">
            <text:p>COM. DIATTACOUNDA</text:p>
          </table:table-cell>
          <table:table-cell office:value-type="float" office:value="4949" table:style-name="ce3">
            <text:p>49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GOUDOMP</text:p>
          </table:table-cell>
          <table:table-cell office:value-type="string" table:style-name="ce3">
            <text:p>COM. SAMINE</text:p>
          </table:table-cell>
          <table:table-cell office:value-type="float" office:value="6532" table:style-name="ce3">
            <text:p>65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GOUDOMP</text:p>
          </table:table-cell>
          <table:table-cell office:value-type="string" table:style-name="ce3">
            <text:p>KARANTABA</text:p>
          </table:table-cell>
          <table:table-cell office:value-type="float" office:value="18915" table:style-name="ce3">
            <text:p>18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GOUDOMP</text:p>
          </table:table-cell>
          <table:table-cell office:value-type="string" table:style-name="ce3">
            <text:p>KOLIBANTANG</text:p>
          </table:table-cell>
          <table:table-cell office:value-type="float" office:value="12870" table:style-name="ce3">
            <text:p>128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GOUDOMP</text:p>
          </table:table-cell>
          <table:table-cell office:value-type="string" table:style-name="ce3">
            <text:p>NIAGHA</text:p>
          </table:table-cell>
          <table:table-cell office:value-type="float" office:value="14730" table:style-name="ce3">
            <text:p>14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GOUDOMP</text:p>
          </table:table-cell>
          <table:table-cell office:value-type="string" table:style-name="ce3">
            <text:p>SIMBANDI BRASSOU</text:p>
          </table:table-cell>
          <table:table-cell office:value-type="float" office:value="16302" table:style-name="ce3">
            <text:p>163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GOUDOMP</text:p>
          </table:table-cell>
          <table:table-cell office:value-type="string" table:style-name="ce3">
            <text:p>BAGHERE</text:p>
          </table:table-cell>
          <table:table-cell office:value-type="float" office:value="13492" table:style-name="ce3">
            <text:p>134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GOUDOMP</text:p>
          </table:table-cell>
          <table:table-cell office:value-type="string" table:style-name="ce3">
            <text:p>DIOUBOUDOU</text:p>
          </table:table-cell>
          <table:table-cell office:value-type="float" office:value="6959" table:style-name="ce3">
            <text:p>69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DHIOU</text:p>
          </table:table-cell>
          <table:table-cell office:value-type="string" table:style-name="ce3">
            <text:p>GOUDOMP</text:p>
          </table:table-cell>
          <table:table-cell office:value-type="string" table:style-name="ce3">
            <text:p>COM. TANAFF</text:p>
          </table:table-cell>
          <table:table-cell office:value-type="float" office:value="6683" table:style-name="ce3">
            <text:p>6683</text:p>
          </table:table-cell>
          <table:table-cell table:number-columns-repeated="16380"/>
        </table:table-row>
        <table:table-row table:number-rows-repeated="10480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apa Samba Dia</meta:initial-creator>
    <dc:creator>Papa Samba Dia</dc:creator>
    <meta:creation-date>2024-09-24T14:04:12Z</meta:creation-date>
    <dc:date>2024-09-24T14:04:57Z</dc:date>
  </office:meta>
</office:document-meta>
</file>